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1.0839in"/>
    </style:style>
    <style:style style:name="co4" style:family="table-column">
      <style:table-column-properties fo:break-before="auto" style:column-width="1.5339in"/>
    </style:style>
    <style:style style:name="ro1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transparent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fo:background-color="transparent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cc"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1">
      <style:table-cell-properties fo:background-color="#808080"/>
      <style:text-properties fo:font-size="14pt" style:font-size-asian="14pt" style:font-size-complex="14pt"/>
    </style:style>
    <style:style style:name="ce9" style:family="table-cell" style:parent-style-name="Default" style:data-style-name="N121">
      <style:text-properties fo:font-size="14pt" style:font-size-asian="14pt" style:font-size-complex="14pt"/>
    </style:style>
    <style:style style:name="ce10" style:family="table-cell" style:parent-style-name="Default" style:data-style-name="N121">
      <style:table-cell-properties fo:background-color="#ff6600"/>
      <style:text-properties fo:font-size="14pt" style:font-size-asian="14pt" style:font-size-complex="14pt"/>
    </style:style>
    <style:style style:name="ce11" style:family="table-cell" style:parent-style-name="Default" style:data-style-name="N121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1">
      <style:table-cell-properties fo:background-color="#808080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 style:data-style-name="N121"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 style:data-style-name="N121">
      <style:table-cell-properties fo:background-color="#ff6600"/>
      <style:text-properties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 style:data-style-name="N121">
      <style:text-properties style:font-name="ARIAL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ext-properties style:font-name="ARIAL" fo:font-size="16pt" style:font-size-asian="16pt" style:font-size-complex="16pt"/>
    </style:style>
    <style:style style:name="ce24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21">
      <style:table-cell-properties fo:background-color="#ffff99"/>
      <style:text-properties fo:font-size="14pt" style:font-size-asian="14pt" style:font-size-complex="14pt"/>
    </style:style>
    <style:style style:name="ce26" style:family="table-cell" style:parent-style-name="Default" style:data-style-name="N121">
      <style:text-properties fo:color="#0000ff" style:font-name="ARIAL" fo:font-size="16pt" style:font-size-asian="16pt" style:font-size-complex="16pt"/>
    </style:style>
    <style:style style:name="ce27" style:family="table-cell" style:parent-style-name="Default">
      <style:text-properties fo:color="#0000ff" style:font-name="ARIAL" fo:font-size="16pt" style:font-size-asian="16pt" style:font-size-complex="16pt"/>
    </style:style>
    <style:style style:name="ce28" style:family="table-cell" style:parent-style-name="Default" style:data-style-name="N121"/>
    <style:style style:name="ce29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cc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TRIZ JACCARD" table:style-name="ta1">
        <table:shapes>
          <draw:frame draw:z-index="0" draw:style-name="gr1" draw:text-style-name="P1" svg:width="15.7933in" svg:height="7.8157in" svg:x="0.8724in" svg:y="24.9177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7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937" table:default-cell-style-name="ce9"/>
        <table:table-column table:style-name="co1" table:default-cell-style-name="ce28"/>
        <table:table-row table:style-name="ro1">
          <table:table-cell table:style-name="ce8" table:number-columns-repeated="77"/>
          <table:table-cell table:style-name="ce12"/>
          <table:table-cell table:style-name="ce8"/>
          <table:table-cell table:style-name="ce24" office:value-type="string" calcext:value-type="string">
            <text:p>MEDIA</text:p>
          </table:table-cell>
          <table:table-cell table:style-name="ce24" office:value-type="string" calcext:value-type="string">
            <text:p>STDEV</text:p>
          </table:table-cell>
          <table:table-cell table:style-name="Default"/>
          <table:table-cell table:number-columns-repeated="937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:.CA2])/78" office:value-type="float" office:value="0.872856102564102" calcext:value-type="float">
            <text:p>0.872856</text:p>
          </table:table-cell>
          <table:table-cell table:style-name="ce25" table:formula="of:=SQRT(([.CB2]-0.771982)*([.CB2]-0.771982)*0.012821)" office:value-type="float" office:value="0.0114219599783827" calcext:value-type="float">
            <text:p>0.011422</text:p>
          </table:table-cell>
          <table:table-cell table:style-name="Default"/>
          <table:table-cell table:number-columns-repeated="937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:.CA3])/78" office:value-type="float" office:value="0.872856102564102" calcext:value-type="float">
            <text:p>0.872856</text:p>
          </table:table-cell>
          <table:table-cell table:style-name="ce25" table:formula="of:=SQRT(([.CB3]-0.771982)*([.CB3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:.CA4])/78" office:value-type="float" office:value="0.872856102564102" calcext:value-type="float">
            <text:p>0.872856</text:p>
          </table:table-cell>
          <table:table-cell table:style-name="ce25" table:formula="of:=SQRT(([.CB4]-0.771982)*([.CB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:.CA5])/78" office:value-type="float" office:value="0.872856102564102" calcext:value-type="float">
            <text:p>0.872856</text:p>
          </table:table-cell>
          <table:table-cell table:style-name="ce25" table:formula="of:=SQRT(([.CB5]-0.771982)*([.CB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:.CA6])/78" office:value-type="float" office:value="0.872856102564102" calcext:value-type="float">
            <text:p>0.872856</text:p>
          </table:table-cell>
          <table:table-cell table:style-name="ce25" table:formula="of:=SQRT(([.CB6]-0.771982)*([.CB6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:.CA7])/78" office:value-type="float" office:value="0.872856102564102" calcext:value-type="float">
            <text:p>0.872856</text:p>
          </table:table-cell>
          <table:table-cell table:style-name="ce25" table:formula="of:=SQRT(([.CB7]-0.771982)*([.CB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8:.CA8])/78" office:value-type="float" office:value="0.872856102564102" calcext:value-type="float">
            <text:p>0.872856</text:p>
          </table:table-cell>
          <table:table-cell table:style-name="ce25" table:formula="of:=SQRT(([.CB8]-0.771982)*([.CB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378378" calcext:value-type="float">
            <text:p>0.378378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float" office:value="0.378378" calcext:value-type="float">
            <text:p>0.378378</text:p>
          </table:table-cell>
          <table:table-cell office:value-type="float" office:value="0.078652" calcext:value-type="float">
            <text:p>0.078652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.072917" calcext:value-type="float">
            <text:p>0.072917</text:p>
          </table:table-cell>
          <table:table-cell table:number-columns-repeated="2" office:value-type="float" office:value="0.378378" calcext:value-type="float">
            <text:p>0.378378</text:p>
          </table:table-cell>
          <table:table-cell office:value-type="float" office:value="0.567164" calcext:value-type="float">
            <text:p>0.567164</text:p>
          </table:table-cell>
          <table:table-cell table:number-columns-repeated="13" office:value-type="float" office:value="0.378378" calcext:value-type="float">
            <text:p>0.378378</text:p>
          </table:table-cell>
          <table:table-cell office:value-type="float" office:value="0.324675" calcext:value-type="float">
            <text:p>0.324675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.364865" calcext:value-type="float">
            <text:p>0.364865</text:p>
          </table:table-cell>
          <table:table-cell table:number-columns-repeated="10" office:value-type="float" office:value="0.378378" calcext:value-type="float">
            <text:p>0.378378</text:p>
          </table:table-cell>
          <table:table-cell office:value-type="float" office:value="0.410959" calcext:value-type="float">
            <text:p>0.410959</text:p>
          </table:table-cell>
          <table:table-cell table:number-columns-repeated="12" office:value-type="float" office:value="0.378378" calcext:value-type="float">
            <text:p>0.378378</text:p>
          </table:table-cell>
          <table:table-cell office:value-type="float" office:value="0.560606" calcext:value-type="float">
            <text:p>0.560606</text:p>
          </table:table-cell>
          <table:table-cell table:number-columns-repeated="3" office:value-type="float" office:value="0.378378" calcext:value-type="float">
            <text:p>0.378378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float" office:value="0.378378" calcext:value-type="float">
            <text:p>0.378378</text:p>
          </table:table-cell>
          <table:table-cell office:value-type="float" office:value="0.256098" calcext:value-type="float">
            <text:p>0.256098</text:p>
          </table:table-cell>
          <table:table-cell table:number-columns-repeated="2" office:value-type="float" office:value="0.378378" calcext:value-type="float">
            <text:p>0.378378</text:p>
          </table:table-cell>
          <table:table-cell office:value-type="float" office:value="0.342105" calcext:value-type="float">
            <text:p>0.342105</text:p>
          </table:table-cell>
          <table:table-cell table:number-columns-repeated="7" office:value-type="float" office:value="0.378378" calcext:value-type="float">
            <text:p>0.378378</text:p>
          </table:table-cell>
          <table:table-cell office:value-type="float" office:value="0.655738" calcext:value-type="float">
            <text:p>0.655738</text:p>
          </table:table-cell>
          <table:table-cell office:value-type="float" office:value="0.560606" calcext:value-type="float">
            <text:p>0.560606</text:p>
          </table:table-cell>
          <table:table-cell table:style-name="ce13" office:value-type="float" office:value="0.560606" calcext:value-type="float">
            <text:p>0.560606</text:p>
          </table:table-cell>
          <table:table-cell/>
          <table:table-cell table:style-name="ce25" table:formula="of:=SUM([.A9:.CA9])/78" office:value-type="float" office:value="0.393220294871795" calcext:value-type="float">
            <text:p>0.393220</text:p>
          </table:table-cell>
          <table:table-cell table:style-name="ce25" table:formula="of:=SQRT(([.CB9]-0.771982)*([.CB9]-0.771982)*0.012821)" office:value-type="float" office:value="0.0428871328453128" calcext:value-type="float">
            <text:p>0.042887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0:.CA10])/78" office:value-type="float" office:value="0.872856102564102" calcext:value-type="float">
            <text:p>0.872856</text:p>
          </table:table-cell>
          <table:table-cell table:style-name="ce25" table:formula="of:=SQRT(([.CB10]-0.771982)*([.CB1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1:.CA11])/78" office:value-type="float" office:value="0.872856102564102" calcext:value-type="float">
            <text:p>0.872856</text:p>
          </table:table-cell>
          <table:table-cell table:style-name="ce25" table:formula="of:=SQRT(([.CB11]-0.771982)*([.CB1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2:.CA12])/78" office:value-type="float" office:value="0.872856102564102" calcext:value-type="float">
            <text:p>0.872856</text:p>
          </table:table-cell>
          <table:table-cell table:style-name="ce25" table:formula="of:=SQRT(([.CB12]-0.771982)*([.CB1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3:.CA13])/78" office:value-type="float" office:value="0.872856102564102" calcext:value-type="float">
            <text:p>0.872856</text:p>
          </table:table-cell>
          <table:table-cell table:style-name="ce25" table:formula="of:=SQRT(([.CB13]-0.771982)*([.CB13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103448" calcext:value-type="float">
            <text:p>0.103448</text:p>
          </table:table-cell>
          <table:table-cell office:value-type="float" office:value="0.078652" calcext:value-type="float">
            <text:p>0.078652</text:p>
          </table:table-cell>
          <table:table-cell table:number-columns-repeated="4"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701754" calcext:value-type="float">
            <text:p>0.701754</text:p>
          </table:table-cell>
          <table:table-cell table:number-columns-repeated="2" office:value-type="float" office:value="0.103448" calcext:value-type="float">
            <text:p>0.103448</text:p>
          </table:table-cell>
          <table:table-cell office:value-type="float" office:value="0.076087" calcext:value-type="float">
            <text:p>0.076087</text:p>
          </table:table-cell>
          <table:table-cell table:number-columns-repeated="13" office:value-type="float" office:value="0.103448" calcext:value-type="float">
            <text:p>0.10344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117647" calcext:value-type="float">
            <text:p>0.117647</text:p>
          </table:table-cell>
          <table:table-cell table:number-columns-repeated="10" office:value-type="float" office:value="0.103448" calcext:value-type="float">
            <text:p>0.103448</text:p>
          </table:table-cell>
          <table:table-cell office:value-type="float" office:value="0.114943" calcext:value-type="float">
            <text:p>0.114943</text:p>
          </table:table-cell>
          <table:table-cell table:number-columns-repeated="12" office:value-type="float" office:value="0.103448" calcext:value-type="float">
            <text:p>0.103448</text:p>
          </table:table-cell>
          <table:table-cell office:value-type="float" office:value="0.089888" calcext:value-type="float">
            <text:p>0.089888</text:p>
          </table:table-cell>
          <table:table-cell table:number-columns-repeated="6" office:value-type="float" office:value="0.103448" calcext:value-type="float">
            <text:p>0.103448</text:p>
          </table:table-cell>
          <table:table-cell office:value-type="float" office:value="0.077778" calcext:value-type="float">
            <text:p>0.077778</text:p>
          </table:table-cell>
          <table:table-cell table:number-columns-repeated="10" office:value-type="float" office:value="0.103448" calcext:value-type="float">
            <text:p>0.103448</text:p>
          </table:table-cell>
          <table:table-cell office:value-type="float" office:value="0.091954" calcext:value-type="float">
            <text:p>0.091954</text:p>
          </table:table-cell>
          <table:table-cell office:value-type="float" office:value="0.089888" calcext:value-type="float">
            <text:p>0.089888</text:p>
          </table:table-cell>
          <table:table-cell table:style-name="ce13" office:value-type="float" office:value="0.089888" calcext:value-type="float">
            <text:p>0.089888</text:p>
          </table:table-cell>
          <table:table-cell/>
          <table:table-cell table:style-name="ce25" table:formula="of:=SUM([.A14:.CA14])/78" office:value-type="float" office:value="0.121780820512821" calcext:value-type="float">
            <text:p>0.121781</text:p>
          </table:table-cell>
          <table:table-cell table:style-name="ce25" table:formula="of:=SQRT(([.CB14]-0.771982)*([.CB14]-0.771982)*0.012821)" office:value-type="float" office:value="0.0736221850923577" calcext:value-type="float">
            <text:p>0.0736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5:.CA15])/78" office:value-type="float" office:value="0.872856102564102" calcext:value-type="float">
            <text:p>0.872856</text:p>
          </table:table-cell>
          <table:table-cell table:style-name="ce25" table:formula="of:=SQRT(([.CB15]-0.771982)*([.CB1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095745" calcext:value-type="float">
            <text:p>0.095745</text:p>
          </table:table-cell>
          <table:table-cell office:value-type="float" office:value="0.072917" calcext:value-type="float">
            <text:p>0.072917</text:p>
          </table:table-cell>
          <table:table-cell table:number-columns-repeated="4" office:value-type="float" office:value="0.095745" calcext:value-type="float">
            <text:p>0.095745</text:p>
          </table:table-cell>
          <table:table-cell office:value-type="float" office:value="0.701754" calcext:value-type="float">
            <text:p>0.701754</text:p>
          </table:table-cell>
          <table:table-cell office:value-type="float" office:value="0.095745" calcext:value-type="float">
            <text:p>0.095745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95745" calcext:value-type="float">
            <text:p>0.095745</text:p>
          </table:table-cell>
          <table:table-cell office:value-type="float" office:value="0.06" calcext:value-type="float">
            <text:p>0.060000</text:p>
          </table:table-cell>
          <table:table-cell table:number-columns-repeated="13" office:value-type="float" office:value="0.095745" calcext:value-type="float">
            <text:p>0.095745</text:p>
          </table:table-cell>
          <table:table-cell office:value-type="float" office:value="0.170455" calcext:value-type="float">
            <text:p>0.170455</text:p>
          </table:table-cell>
          <table:table-cell office:value-type="float" office:value="0.095745" calcext:value-type="float">
            <text:p>0.095745</text:p>
          </table:table-cell>
          <table:table-cell office:value-type="float" office:value="0.146067" calcext:value-type="float">
            <text:p>0.146067</text:p>
          </table:table-cell>
          <table:table-cell table:number-columns-repeated="10" office:value-type="float" office:value="0.095745" calcext:value-type="float">
            <text:p>0.095745</text:p>
          </table:table-cell>
          <table:table-cell office:value-type="float" office:value="0.142857" calcext:value-type="float">
            <text:p>0.142857</text:p>
          </table:table-cell>
          <table:table-cell table:number-columns-repeated="12" office:value-type="float" office:value="0.095745" calcext:value-type="float">
            <text:p>0.095745</text:p>
          </table:table-cell>
          <table:table-cell office:value-type="float" office:value="0.072165" calcext:value-type="float">
            <text:p>0.072165</text:p>
          </table:table-cell>
          <table:table-cell table:number-columns-repeated="3" office:value-type="float" office:value="0.095745" calcext:value-type="float">
            <text:p>0.095745</text:p>
          </table:table-cell>
          <table:table-cell office:value-type="float" office:value="0.084211" calcext:value-type="float">
            <text:p>0.084211</text:p>
          </table:table-cell>
          <table:table-cell table:number-columns-repeated="2" office:value-type="float" office:value="0.095745" calcext:value-type="float">
            <text:p>0.095745</text:p>
          </table:table-cell>
          <table:table-cell office:value-type="float" office:value="0.083333" calcext:value-type="float">
            <text:p>0.083333</text:p>
          </table:table-cell>
          <table:table-cell table:number-columns-repeated="10" office:value-type="float" office:value="0.095745" calcext:value-type="float">
            <text:p>0.095745</text:p>
          </table:table-cell>
          <table:table-cell office:value-type="float" office:value="0.073684" calcext:value-type="float">
            <text:p>0.073684</text:p>
          </table:table-cell>
          <table:table-cell office:value-type="float" office:value="0.072165" calcext:value-type="float">
            <text:p>0.072165</text:p>
          </table:table-cell>
          <table:table-cell table:style-name="ce13" office:value-type="float" office:value="0.072165" calcext:value-type="float">
            <text:p>0.072165</text:p>
          </table:table-cell>
          <table:table-cell/>
          <table:table-cell table:style-name="ce25" table:formula="of:=SUM([.A16:.CA16])/78" office:value-type="float" office:value="0.115066641025641" calcext:value-type="float">
            <text:p>0.115067</text:p>
          </table:table-cell>
          <table:table-cell table:style-name="ce25" table:formula="of:=SQRT(([.CB16]-0.771982)*([.CB16]-0.771982)*0.012821)" office:value-type="float" office:value="0.0743824306602577" calcext:value-type="float">
            <text:p>0.07438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7:.CA17])/78" office:value-type="float" office:value="0.872856102564102" calcext:value-type="float">
            <text:p>0.872856</text:p>
          </table:table-cell>
          <table:table-cell table:style-name="ce25" table:formula="of:=SQRT(([.CB17]-0.771982)*([.CB1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18:.CA18])/78" office:value-type="float" office:value="0.872856102564102" calcext:value-type="float">
            <text:p>0.872856</text:p>
          </table:table-cell>
          <table:table-cell table:style-name="ce25" table:formula="of:=SQRT(([.CB18]-0.771982)*([.CB1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346154" calcext:value-type="float">
            <text:p>0.346154</text:p>
          </table:table-cell>
          <table:table-cell office:value-type="float" office:value="0.567164" calcext:value-type="float">
            <text:p>0.567164</text:p>
          </table:table-cell>
          <table:table-cell table:number-columns-repeated="4" office:value-type="float" office:value="0.346154" calcext:value-type="float">
            <text:p>0.346154</text:p>
          </table:table-cell>
          <table:table-cell office:value-type="float" office:value="0.076087" calcext:value-type="float">
            <text:p>0.076087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06" calcext:value-type="float">
            <text:p>0.060000</text:p>
          </table:table-cell>
          <table:table-cell table:number-columns-repeated="2" office:value-type="float" office:value="0.346154" calcext:value-type="float">
            <text:p>0.346154</text:p>
          </table:table-cell>
          <table:table-cell office:value-type="float" office:value="1" calcext:value-type="float">
            <text:p>1.000000</text:p>
          </table:table-cell>
          <table:table-cell table:number-columns-repeated="13" office:value-type="float" office:value="0.346154" calcext:value-type="float">
            <text:p>0.346154</text:p>
          </table:table-cell>
          <table:table-cell office:value-type="float" office:value="0.26506" calcext:value-type="float">
            <text:p>0.265060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3" calcext:value-type="float">
            <text:p>0.300000</text:p>
          </table:table-cell>
          <table:table-cell table:number-columns-repeated="10" office:value-type="float" office:value="0.346154" calcext:value-type="float">
            <text:p>0.346154</text:p>
          </table:table-cell>
          <table:table-cell office:value-type="float" office:value="0.341772" calcext:value-type="float">
            <text:p>0.341772</text:p>
          </table:table-cell>
          <table:table-cell table:number-columns-repeated="12" office:value-type="float" office:value="0.346154" calcext:value-type="float">
            <text:p>0.346154</text:p>
          </table:table-cell>
          <table:table-cell office:value-type="float" office:value="0.452055" calcext:value-type="float">
            <text:p>0.452055</text:p>
          </table:table-cell>
          <table:table-cell table:number-columns-repeated="3" office:value-type="float" office:value="0.346154" calcext:value-type="float">
            <text:p>0.346154</text:p>
          </table:table-cell>
          <table:table-cell office:value-type="float" office:value="0.640625" calcext:value-type="float">
            <text:p>0.640625</text:p>
          </table:table-cell>
          <table:table-cell table:number-columns-repeated="2" office:value-type="float" office:value="0.346154" calcext:value-type="float">
            <text:p>0.346154</text:p>
          </table:table-cell>
          <table:table-cell office:value-type="float" office:value="0.432432" calcext:value-type="float">
            <text:p>0.432432</text:p>
          </table:table-cell>
          <table:table-cell table:number-columns-repeated="2" office:value-type="float" office:value="0.346154" calcext:value-type="float">
            <text:p>0.346154</text:p>
          </table:table-cell>
          <table:table-cell office:value-type="float" office:value="0.25" calcext:value-type="float">
            <text:p>0.250000</text:p>
          </table:table-cell>
          <table:table-cell table:number-columns-repeated="7" office:value-type="float" office:value="0.346154" calcext:value-type="float">
            <text:p>0.346154</text:p>
          </table:table-cell>
          <table:table-cell office:value-type="float" office:value="0.464789" calcext:value-type="float">
            <text:p>0.464789</text:p>
          </table:table-cell>
          <table:table-cell office:value-type="float" office:value="0.432432" calcext:value-type="float">
            <text:p>0.432432</text:p>
          </table:table-cell>
          <table:table-cell table:style-name="ce13" office:value-type="float" office:value="0.432432" calcext:value-type="float">
            <text:p>0.432432</text:p>
          </table:table-cell>
          <table:table-cell/>
          <table:table-cell table:style-name="ce25" table:formula="of:=SUM([.A19:.CA19])/78" office:value-type="float" office:value="0.357291076923077" calcext:value-type="float">
            <text:p>0.357291</text:p>
          </table:table-cell>
          <table:table-cell table:style-name="ce25" table:formula="of:=SQRT(([.CB19]-0.771982)*([.CB19]-0.771982)*0.012821)" office:value-type="float" office:value="0.0469553929738633" calcext:value-type="float">
            <text:p>0.046955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0:.CA20])/78" office:value-type="float" office:value="0.872856102564102" calcext:value-type="float">
            <text:p>0.872856</text:p>
          </table:table-cell>
          <table:table-cell table:style-name="ce25" table:formula="of:=SQRT(([.CB20]-0.771982)*([.CB2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1:.CA21])/78" office:value-type="float" office:value="0.872856102564102" calcext:value-type="float">
            <text:p>0.872856</text:p>
          </table:table-cell>
          <table:table-cell table:style-name="ce25" table:formula="of:=SQRT(([.CB21]-0.771982)*([.CB2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2:.CA22])/78" office:value-type="float" office:value="0.872856102564102" calcext:value-type="float">
            <text:p>0.872856</text:p>
          </table:table-cell>
          <table:table-cell table:style-name="ce25" table:formula="of:=SQRT(([.CB22]-0.771982)*([.CB2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3:.CA23])/78" office:value-type="float" office:value="0.872856102564102" calcext:value-type="float">
            <text:p>0.872856</text:p>
          </table:table-cell>
          <table:table-cell table:style-name="ce25" table:formula="of:=SQRT(([.CB23]-0.771982)*([.CB23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4:.CA24])/78" office:value-type="float" office:value="0.872856102564102" calcext:value-type="float">
            <text:p>0.872856</text:p>
          </table:table-cell>
          <table:table-cell table:style-name="ce25" table:formula="of:=SQRT(([.CB24]-0.771982)*([.CB2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5:.CA25])/78" office:value-type="float" office:value="0.872856102564102" calcext:value-type="float">
            <text:p>0.872856</text:p>
          </table:table-cell>
          <table:table-cell table:style-name="ce25" table:formula="of:=SQRT(([.CB25]-0.771982)*([.CB2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6:.CA26])/78" office:value-type="float" office:value="0.872856102564102" calcext:value-type="float">
            <text:p>0.872856</text:p>
          </table:table-cell>
          <table:table-cell table:style-name="ce25" table:formula="of:=SQRT(([.CB26]-0.771982)*([.CB26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7:.CA27])/78" office:value-type="float" office:value="0.872856102564102" calcext:value-type="float">
            <text:p>0.872856</text:p>
          </table:table-cell>
          <table:table-cell table:style-name="ce25" table:formula="of:=SQRT(([.CB27]-0.771982)*([.CB2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8:.CA28])/78" office:value-type="float" office:value="0.872856102564102" calcext:value-type="float">
            <text:p>0.872856</text:p>
          </table:table-cell>
          <table:table-cell table:style-name="ce25" table:formula="of:=SQRT(([.CB28]-0.771982)*([.CB2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29:.CA29])/78" office:value-type="float" office:value="0.872856102564102" calcext:value-type="float">
            <text:p>0.872856</text:p>
          </table:table-cell>
          <table:table-cell table:style-name="ce25" table:formula="of:=SQRT(([.CB29]-0.771982)*([.CB29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0:.CA30])/78" office:value-type="float" office:value="0.872856102564102" calcext:value-type="float">
            <text:p>0.872856</text:p>
          </table:table-cell>
          <table:table-cell table:style-name="ce25" table:formula="of:=SQRT(([.CB30]-0.771982)*([.CB3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1:.CA31])/78" office:value-type="float" office:value="0.872856102564102" calcext:value-type="float">
            <text:p>0.872856</text:p>
          </table:table-cell>
          <table:table-cell table:style-name="ce25" table:formula="of:=SQRT(([.CB31]-0.771982)*([.CB3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2:.CA32])/78" office:value-type="float" office:value="0.872856102564102" calcext:value-type="float">
            <text:p>0.872856</text:p>
          </table:table-cell>
          <table:table-cell table:style-name="ce25" table:formula="of:=SQRT(([.CB32]-0.771982)*([.CB3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108696" calcext:value-type="float">
            <text:p>0.108696</text:p>
          </table:table-cell>
          <table:table-cell office:value-type="float" office:value="0.324675" calcext:value-type="float">
            <text:p>0.324675</text:p>
          </table:table-cell>
          <table:table-cell table:number-columns-repeated="4" office:value-type="float" office:value="0.108696" calcext:value-type="float">
            <text:p>0.10869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0.170455" calcext:value-type="float">
            <text:p>0.170455</text:p>
          </table:table-cell>
          <table:table-cell table:number-columns-repeated="2" office:value-type="float" office:value="0.108696" calcext:value-type="float">
            <text:p>0.108696</text:p>
          </table:table-cell>
          <table:table-cell office:value-type="float" office:value="0.26506" calcext:value-type="float">
            <text:p>0.265060</text:p>
          </table:table-cell>
          <table:table-cell table:number-columns-repeated="13"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0.90566" calcext:value-type="float">
            <text:p>0.905660</text:p>
          </table:table-cell>
          <table:table-cell table:number-columns-repeated="10" office:value-type="float" office:value="0.108696" calcext:value-type="float">
            <text:p>0.108696</text:p>
          </table:table-cell>
          <table:table-cell office:value-type="float" office:value="0.839286" calcext:value-type="float">
            <text:p>0.839286</text:p>
          </table:table-cell>
          <table:table-cell table:number-columns-repeated="12" office:value-type="float" office:value="0.108696" calcext:value-type="float">
            <text:p>0.108696</text:p>
          </table:table-cell>
          <table:table-cell office:value-type="float" office:value="0.373333" calcext:value-type="float">
            <text:p>0.373333</text:p>
          </table:table-cell>
          <table:table-cell table:number-columns-repeated="3" office:value-type="float" office:value="0.108696" calcext:value-type="float">
            <text:p>0.108696</text:p>
          </table:table-cell>
          <table:table-cell office:value-type="float" office:value="0.324675" calcext:value-type="float">
            <text:p>0.324675</text:p>
          </table:table-cell>
          <table:table-cell table:number-columns-repeated="2" office:value-type="float" office:value="0.108696" calcext:value-type="float">
            <text:p>0.108696</text:p>
          </table:table-cell>
          <table:table-cell office:value-type="float" office:value="0.084211" calcext:value-type="float">
            <text:p>0.084211</text:p>
          </table:table-cell>
          <table:table-cell table:number-columns-repeated="2" office:value-type="float" office:value="0.108696" calcext:value-type="float">
            <text:p>0.108696</text:p>
          </table:table-cell>
          <table:table-cell office:value-type="float" office:value="0.159091" calcext:value-type="float">
            <text:p>0.159091</text:p>
          </table:table-cell>
          <table:table-cell table:number-columns-repeated="7" office:value-type="float" office:value="0.108696" calcext:value-type="float">
            <text:p>0.108696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373333" calcext:value-type="float">
            <text:p>0.373333</text:p>
          </table:table-cell>
          <table:table-cell table:style-name="ce13" office:value-type="float" office:value="0.373333" calcext:value-type="float">
            <text:p>0.373333</text:p>
          </table:table-cell>
          <table:table-cell/>
          <table:table-cell table:style-name="ce25" table:formula="of:=SUM([.A33:.CA33])/78" office:value-type="float" office:value="0.163273974358974" calcext:value-type="float">
            <text:p>0.163274</text:p>
          </table:table-cell>
          <table:table-cell table:style-name="ce25" table:formula="of:=SQRT(([.CB33]-0.771982)*([.CB33]-0.771982)*0.012821)" office:value-type="float" office:value="0.0689239213104671" calcext:value-type="float">
            <text:p>0.068924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4:.CA34])/78" office:value-type="float" office:value="0.872856102564102" calcext:value-type="float">
            <text:p>0.872856</text:p>
          </table:table-cell>
          <table:table-cell table:style-name="ce25" table:formula="of:=SQRT(([.CB34]-0.771982)*([.CB3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134831" calcext:value-type="float">
            <text:p>0.134831</text:p>
          </table:table-cell>
          <table:table-cell office:value-type="float" office:value="0.364865" calcext:value-type="float">
            <text:p>0.364865</text:p>
          </table:table-cell>
          <table:table-cell table:number-columns-repeated="4" office:value-type="float" office:value="0.134831" calcext:value-type="float">
            <text:p>0.134831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.134831" calcext:value-type="float">
            <text:p>0.134831</text:p>
          </table:table-cell>
          <table:table-cell office:value-type="float" office:value="0.146067" calcext:value-type="float">
            <text:p>0.146067</text:p>
          </table:table-cell>
          <table:table-cell table:number-columns-repeated="2" office:value-type="float" office:value="0.134831" calcext:value-type="float">
            <text:p>0.134831</text:p>
          </table:table-cell>
          <table:table-cell office:value-type="float" office:value="0.3" calcext:value-type="float">
            <text:p>0.300000</text:p>
          </table:table-cell>
          <table:table-cell table:number-columns-repeated="13" office:value-type="float" office:value="0.134831" calcext:value-type="float">
            <text:p>0.134831</text:p>
          </table:table-cell>
          <table:table-cell office:value-type="float" office:value="0.90566" calcext:value-type="float">
            <text:p>0.905660</text:p>
          </table:table-cell>
          <table:table-cell office:value-type="float" office:value="0.134831" calcext:value-type="float">
            <text:p>0.134831</text:p>
          </table:table-cell>
          <table:table-cell office:value-type="float" office:value="1" calcext:value-type="float">
            <text:p>1.000000</text:p>
          </table:table-cell>
          <table:table-cell table:number-columns-repeated="10" office:value-type="float" office:value="0.134831" calcext:value-type="float">
            <text:p>0.134831</text:p>
          </table:table-cell>
          <table:table-cell office:value-type="float" office:value="0.924528" calcext:value-type="float">
            <text:p>0.924528</text:p>
          </table:table-cell>
          <table:table-cell table:number-columns-repeated="12" office:value-type="float" office:value="0.134831" calcext:value-type="float">
            <text:p>0.134831</text:p>
          </table:table-cell>
          <table:table-cell office:value-type="float" office:value="0.416667" calcext:value-type="float">
            <text:p>0.416667</text:p>
          </table:table-cell>
          <table:table-cell table:number-columns-repeated="3" office:value-type="float" office:value="0.134831" calcext:value-type="float">
            <text:p>0.134831</text:p>
          </table:table-cell>
          <table:table-cell office:value-type="float" office:value="0.364865" calcext:value-type="float">
            <text:p>0.364865</text:p>
          </table:table-cell>
          <table:table-cell table:number-columns-repeated="2" office:value-type="float" office:value="0.134831" calcext:value-type="float">
            <text:p>0.134831</text:p>
          </table:table-cell>
          <table:table-cell office:value-type="float" office:value="0.096774" calcext:value-type="float">
            <text:p>0.096774</text:p>
          </table:table-cell>
          <table:table-cell table:number-columns-repeated="2" office:value-type="float" office:value="0.134831" calcext:value-type="float">
            <text:p>0.134831</text:p>
          </table:table-cell>
          <table:table-cell office:value-type="float" office:value="0.188235" calcext:value-type="float">
            <text:p>0.188235</text:p>
          </table:table-cell>
          <table:table-cell table:number-columns-repeated="7" office:value-type="float" office:value="0.134831" calcext:value-type="float">
            <text:p>0.134831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416667" calcext:value-type="float">
            <text:p>0.416667</text:p>
          </table:table-cell>
          <table:table-cell table:style-name="ce13" office:value-type="float" office:value="0.416667" calcext:value-type="float">
            <text:p>0.416667</text:p>
          </table:table-cell>
          <table:table-cell/>
          <table:table-cell table:style-name="ce25" table:formula="of:=SUM([.A35:.CA35])/78" office:value-type="float" office:value="0.189491833333333" calcext:value-type="float">
            <text:p>0.189492</text:p>
          </table:table-cell>
          <table:table-cell table:style-name="ce25" table:formula="of:=SQRT(([.CB35]-0.771982)*([.CB35]-0.771982)*0.012821)" office:value-type="float" office:value="0.0659552769477208" calcext:value-type="float">
            <text:p>0.065955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6:.CA36])/78" office:value-type="float" office:value="0.872856102564102" calcext:value-type="float">
            <text:p>0.872856</text:p>
          </table:table-cell>
          <table:table-cell table:style-name="ce25" table:formula="of:=SQRT(([.CB36]-0.771982)*([.CB36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7:.CA37])/78" office:value-type="float" office:value="0.872856102564102" calcext:value-type="float">
            <text:p>0.872856</text:p>
          </table:table-cell>
          <table:table-cell table:style-name="ce25" table:formula="of:=SQRT(([.CB37]-0.771982)*([.CB3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8:.CA38])/78" office:value-type="float" office:value="0.872856102564102" calcext:value-type="float">
            <text:p>0.872856</text:p>
          </table:table-cell>
          <table:table-cell table:style-name="ce25" table:formula="of:=SQRT(([.CB38]-0.771982)*([.CB3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39:.CA39])/78" office:value-type="float" office:value="0.872856102564102" calcext:value-type="float">
            <text:p>0.872856</text:p>
          </table:table-cell>
          <table:table-cell table:style-name="ce25" table:formula="of:=SQRT(([.CB39]-0.771982)*([.CB39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0:.CA40])/78" office:value-type="float" office:value="0.872856102564102" calcext:value-type="float">
            <text:p>0.872856</text:p>
          </table:table-cell>
          <table:table-cell table:style-name="ce25" table:formula="of:=SQRT(([.CB40]-0.771982)*([.CB4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1:.CA41])/78" office:value-type="float" office:value="0.872856102564102" calcext:value-type="float">
            <text:p>0.872856</text:p>
          </table:table-cell>
          <table:table-cell table:style-name="ce25" table:formula="of:=SQRT(([.CB41]-0.771982)*([.CB4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2:.CA42])/78" office:value-type="float" office:value="0.872856102564102" calcext:value-type="float">
            <text:p>0.872856</text:p>
          </table:table-cell>
          <table:table-cell table:style-name="ce25" table:formula="of:=SQRT(([.CB42]-0.771982)*([.CB4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3:.CA43])/78" office:value-type="float" office:value="0.872856102564102" calcext:value-type="float">
            <text:p>0.872856</text:p>
          </table:table-cell>
          <table:table-cell table:style-name="ce25" table:formula="of:=SQRT(([.CB43]-0.771982)*([.CB43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4:.CA44])/78" office:value-type="float" office:value="0.872856102564102" calcext:value-type="float">
            <text:p>0.872856</text:p>
          </table:table-cell>
          <table:table-cell table:style-name="ce25" table:formula="of:=SQRT(([.CB44]-0.771982)*([.CB4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5:.CA45])/78" office:value-type="float" office:value="0.872856102564102" calcext:value-type="float">
            <text:p>0.872856</text:p>
          </table:table-cell>
          <table:table-cell table:style-name="ce25" table:formula="of:=SQRT(([.CB45]-0.771982)*([.CB4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131868" calcext:value-type="float">
            <text:p>0.131868</text:p>
          </table:table-cell>
          <table:table-cell office:value-type="float" office:value="0.410959" calcext:value-type="float">
            <text:p>0.410959</text:p>
          </table:table-cell>
          <table:table-cell table:number-columns-repeated="4" office:value-type="float" office:value="0.131868" calcext:value-type="float">
            <text:p>0.131868</text:p>
          </table:table-cell>
          <table:table-cell office:value-type="float" office:value="0.114943" calcext:value-type="float">
            <text:p>0.114943</text:p>
          </table:table-cell>
          <table:table-cell office:value-type="float" office:value="0.131868" calcext:value-type="float">
            <text:p>0.131868</text:p>
          </table:table-cell>
          <table:table-cell office:value-type="float" office:value="0.142857" calcext:value-type="float">
            <text:p>0.142857</text:p>
          </table:table-cell>
          <table:table-cell table:number-columns-repeated="2" office:value-type="float" office:value="0.131868" calcext:value-type="float">
            <text:p>0.131868</text:p>
          </table:table-cell>
          <table:table-cell office:value-type="float" office:value="0.341772" calcext:value-type="float">
            <text:p>0.341772</text:p>
          </table:table-cell>
          <table:table-cell table:number-columns-repeated="13" office:value-type="float" office:value="0.131868" calcext:value-type="float">
            <text:p>0.131868</text:p>
          </table:table-cell>
          <table:table-cell office:value-type="float" office:value="0.839286" calcext:value-type="float">
            <text:p>0.839286</text:p>
          </table:table-cell>
          <table:table-cell office:value-type="float" office:value="0.131868" calcext:value-type="float">
            <text:p>0.131868</text:p>
          </table:table-cell>
          <table:table-cell office:value-type="float" office:value="0.924528" calcext:value-type="float">
            <text:p>0.924528</text:p>
          </table:table-cell>
          <table:table-cell table:number-columns-repeated="10" office:value-type="float" office:value="0.131868" calcext:value-type="float">
            <text:p>0.131868</text:p>
          </table:table-cell>
          <table:table-cell office:value-type="float" office:value="1" calcext:value-type="float">
            <text:p>1.000000</text:p>
          </table:table-cell>
          <table:table-cell table:number-columns-repeated="12" office:value-type="float" office:value="0.131868" calcext:value-type="float">
            <text:p>0.131868</text:p>
          </table:table-cell>
          <table:table-cell office:value-type="float" office:value="0.405405" calcext:value-type="float">
            <text:p>0.405405</text:p>
          </table:table-cell>
          <table:table-cell table:number-columns-repeated="3" office:value-type="float" office:value="0.131868" calcext:value-type="float">
            <text:p>0.131868</text:p>
          </table:table-cell>
          <table:table-cell office:value-type="float" office:value="0.355263" calcext:value-type="float">
            <text:p>0.355263</text:p>
          </table:table-cell>
          <table:table-cell table:number-columns-repeated="2" office:value-type="float" office:value="0.131868" calcext:value-type="float">
            <text:p>0.131868</text:p>
          </table:table-cell>
          <table:table-cell office:value-type="float" office:value="0.130435" calcext:value-type="float">
            <text:p>0.130435</text:p>
          </table:table-cell>
          <table:table-cell table:number-columns-repeated="2" office:value-type="float" office:value="0.131868" calcext:value-type="float">
            <text:p>0.131868</text:p>
          </table:table-cell>
          <table:table-cell office:value-type="float" office:value="0.183908" calcext:value-type="float">
            <text:p>0.183908</text:p>
          </table:table-cell>
          <table:table-cell table:number-columns-repeated="7" office:value-type="float" office:value="0.131868" calcext:value-type="float">
            <text:p>0.131868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64789" calcext:value-type="float">
            <text:p>0.464789</text:p>
          </table:table-cell>
          <table:table-cell table:style-name="ce13" office:value-type="float" office:value="0.464789" calcext:value-type="float">
            <text:p>0.464789</text:p>
          </table:table-cell>
          <table:table-cell/>
          <table:table-cell table:style-name="ce25" table:formula="of:=SUM([.A46:.CA46])/78" office:value-type="float" office:value="0.189281294871795" calcext:value-type="float">
            <text:p>0.189281</text:p>
          </table:table-cell>
          <table:table-cell table:style-name="ce25" table:formula="of:=SQRT(([.CB46]-0.771982)*([.CB46]-0.771982)*0.012821)" office:value-type="float" office:value="0.0659791161871338" calcext:value-type="float">
            <text:p>0.065979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7:.CA47])/78" office:value-type="float" office:value="0.872856102564102" calcext:value-type="float">
            <text:p>0.872856</text:p>
          </table:table-cell>
          <table:table-cell table:style-name="ce25" table:formula="of:=SQRT(([.CB47]-0.771982)*([.CB4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8:.CA48])/78" office:value-type="float" office:value="0.872856102564102" calcext:value-type="float">
            <text:p>0.872856</text:p>
          </table:table-cell>
          <table:table-cell table:style-name="ce25" table:formula="of:=SQRT(([.CB48]-0.771982)*([.CB4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49:.CA49])/78" office:value-type="float" office:value="0.872856102564102" calcext:value-type="float">
            <text:p>0.872856</text:p>
          </table:table-cell>
          <table:table-cell table:style-name="ce25" table:formula="of:=SQRT(([.CB49]-0.771982)*([.CB49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0:.CA50])/78" office:value-type="float" office:value="0.872856102564102" calcext:value-type="float">
            <text:p>0.872856</text:p>
          </table:table-cell>
          <table:table-cell table:style-name="ce25" table:formula="of:=SQRT(([.CB50]-0.771982)*([.CB5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1:.CA51])/78" office:value-type="float" office:value="0.872856102564102" calcext:value-type="float">
            <text:p>0.872856</text:p>
          </table:table-cell>
          <table:table-cell table:style-name="ce25" table:formula="of:=SQRT(([.CB51]-0.771982)*([.CB5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2:.CA52])/78" office:value-type="float" office:value="0.872856102564102" calcext:value-type="float">
            <text:p>0.872856</text:p>
          </table:table-cell>
          <table:table-cell table:style-name="ce25" table:formula="of:=SQRT(([.CB52]-0.771982)*([.CB5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3:.CA53])/78" office:value-type="float" office:value="0.872856102564102" calcext:value-type="float">
            <text:p>0.872856</text:p>
          </table:table-cell>
          <table:table-cell table:style-name="ce25" table:formula="of:=SQRT(([.CB53]-0.771982)*([.CB53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4:.CA54])/78" office:value-type="float" office:value="0.872856102564102" calcext:value-type="float">
            <text:p>0.872856</text:p>
          </table:table-cell>
          <table:table-cell table:style-name="ce25" table:formula="of:=SQRT(([.CB54]-0.771982)*([.CB5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5:.CA55])/78" office:value-type="float" office:value="0.872856102564102" calcext:value-type="float">
            <text:p>0.872856</text:p>
          </table:table-cell>
          <table:table-cell table:style-name="ce25" table:formula="of:=SQRT(([.CB55]-0.771982)*([.CB5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6:.CA56])/78" office:value-type="float" office:value="0.872856102564102" calcext:value-type="float">
            <text:p>0.872856</text:p>
          </table:table-cell>
          <table:table-cell table:style-name="ce25" table:formula="of:=SQRT(([.CB56]-0.771982)*([.CB56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7:.CA57])/78" office:value-type="float" office:value="0.872856102564102" calcext:value-type="float">
            <text:p>0.872856</text:p>
          </table:table-cell>
          <table:table-cell table:style-name="ce25" table:formula="of:=SQRT(([.CB57]-0.771982)*([.CB5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58:.CA58])/78" office:value-type="float" office:value="0.872856102564102" calcext:value-type="float">
            <text:p>0.872856</text:p>
          </table:table-cell>
          <table:table-cell table:style-name="ce25" table:formula="of:=SQRT(([.CB58]-0.771982)*([.CB5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303797" calcext:value-type="float">
            <text:p>0.303797</text:p>
          </table:table-cell>
          <table:table-cell office:value-type="float" office:value="0.560606" calcext:value-type="float">
            <text:p>0.560606</text:p>
          </table:table-cell>
          <table:table-cell table:number-columns-repeated="4" office:value-type="float" office:value="0.303797" calcext:value-type="float">
            <text:p>0.303797</text:p>
          </table:table-cell>
          <table:table-cell office:value-type="float" office:value="0.089888" calcext:value-type="float">
            <text:p>0.089888</text:p>
          </table:table-cell>
          <table:table-cell office:value-type="float" office:value="0.303797" calcext:value-type="float">
            <text:p>0.303797</text:p>
          </table:table-cell>
          <table:table-cell office:value-type="float" office:value="0.072165" calcext:value-type="float">
            <text:p>0.072165</text:p>
          </table:table-cell>
          <table:table-cell table:number-columns-repeated="2" office:value-type="float" office:value="0.303797" calcext:value-type="float">
            <text:p>0.303797</text:p>
          </table:table-cell>
          <table:table-cell office:value-type="float" office:value="0.452055" calcext:value-type="float">
            <text:p>0.452055</text:p>
          </table:table-cell>
          <table:table-cell table:number-columns-repeated="13" office:value-type="float" office:value="0.303797" calcext:value-type="float">
            <text:p>0.303797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303797" calcext:value-type="float">
            <text:p>0.303797</text:p>
          </table:table-cell>
          <table:table-cell office:value-type="float" office:value="0.416667" calcext:value-type="float">
            <text:p>0.416667</text:p>
          </table:table-cell>
          <table:table-cell table:number-columns-repeated="10" office:value-type="float" office:value="0.303797" calcext:value-type="float">
            <text:p>0.303797</text:p>
          </table:table-cell>
          <table:table-cell office:value-type="float" office:value="0.405405" calcext:value-type="float">
            <text:p>0.405405</text:p>
          </table:table-cell>
          <table:table-cell table:number-columns-repeated="12" office:value-type="float" office:value="0.303797" calcext:value-type="float">
            <text:p>0.303797</text:p>
          </table:table-cell>
          <table:table-cell office:value-type="float" office:value="1" calcext:value-type="float">
            <text:p>1.000000</text:p>
          </table:table-cell>
          <table:table-cell table:number-columns-repeated="3" office:value-type="float" office:value="0.303797" calcext:value-type="float">
            <text:p>0.303797</text:p>
          </table:table-cell>
          <table:table-cell office:value-type="float" office:value="0.634921" calcext:value-type="float">
            <text:p>0.634921</text:p>
          </table:table-cell>
          <table:table-cell table:number-columns-repeated="2" office:value-type="float" office:value="0.303797" calcext:value-type="float">
            <text:p>0.303797</text:p>
          </table:table-cell>
          <table:table-cell office:value-type="float" office:value="0.181818" calcext:value-type="float">
            <text:p>0.181818</text:p>
          </table:table-cell>
          <table:table-cell table:number-columns-repeated="2" office:value-type="float" office:value="0.303797" calcext:value-type="float">
            <text:p>0.303797</text:p>
          </table:table-cell>
          <table:table-cell office:value-type="float" office:value="0.410959" calcext:value-type="float">
            <text:p>0.410959</text:p>
          </table:table-cell>
          <table:table-cell table:number-columns-repeated="7" office:value-type="float" office:value="0.303797" calcext:value-type="float">
            <text:p>0.303797</text:p>
          </table:table-cell>
          <table:table-cell office:value-type="float" office:value="0.59375" calcext:value-type="float">
            <text:p>0.593750</text:p>
          </table:table-cell>
          <table:table-cell office:value-type="float" office:value="0.6" calcext:value-type="float">
            <text:p>0.600000</text:p>
          </table:table-cell>
          <table:table-cell table:style-name="ce13" office:value-type="float" office:value="0.6" calcext:value-type="float">
            <text:p>0.600000</text:p>
          </table:table-cell>
          <table:table-cell/>
          <table:table-cell table:style-name="ce25" table:formula="of:=SUM([.A59:.CA59])/78" office:value-type="float" office:value="0.3312125" calcext:value-type="float">
            <text:p>0.331213</text:p>
          </table:table-cell>
          <table:table-cell table:style-name="ce25" table:formula="of:=SQRT(([.CB59]-0.771982)*([.CB59]-0.771982)*0.012821)" office:value-type="float" office:value="0.0499082664501777" calcext:value-type="float">
            <text:p>0.049908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0:.CA60])/78" office:value-type="float" office:value="0.872856102564102" calcext:value-type="float">
            <text:p>0.872856</text:p>
          </table:table-cell>
          <table:table-cell table:style-name="ce25" table:formula="of:=SQRT(([.CB60]-0.771982)*([.CB6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1:.CA61])/78" office:value-type="float" office:value="0.872856102564102" calcext:value-type="float">
            <text:p>0.872856</text:p>
          </table:table-cell>
          <table:table-cell table:style-name="ce25" table:formula="of:=SQRT(([.CB61]-0.771982)*([.CB6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2:.CA62])/78" office:value-type="float" office:value="0.872856102564102" calcext:value-type="float">
            <text:p>0.872856</text:p>
          </table:table-cell>
          <table:table-cell table:style-name="ce25" table:formula="of:=SQRT(([.CB62]-0.771982)*([.CB6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5" calcext:value-type="float">
            <text:p>0.5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float" office:value="0.5" calcext:value-type="float">
            <text:p>0.5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5" calcext:value-type="float">
            <text:p>0.500000</text:p>
          </table:table-cell>
          <table:table-cell office:value-type="float" office:value="0.084211" calcext:value-type="float">
            <text:p>0.084211</text:p>
          </table:table-cell>
          <table:table-cell table:number-columns-repeated="2" office:value-type="float" office:value="0.5" calcext:value-type="float">
            <text:p>0.500000</text:p>
          </table:table-cell>
          <table:table-cell office:value-type="float" office:value="0.640625" calcext:value-type="float">
            <text:p>0.640625</text:p>
          </table:table-cell>
          <table:table-cell table:number-columns-repeated="13" office:value-type="float" office:value="0.5" calcext:value-type="float">
            <text:p>0.500000</text:p>
          </table:table-cell>
          <table:table-cell office:value-type="float" office:value="0.324675" calcext:value-type="float">
            <text:p>0.324675</text:p>
          </table:table-cell>
          <table:table-cell office:value-type="float" office:value="0.5" calcext:value-type="float">
            <text:p>0.500000</text:p>
          </table:table-cell>
          <table:table-cell office:value-type="float" office:value="0.364865" calcext:value-type="float">
            <text:p>0.364865</text:p>
          </table:table-cell>
          <table:table-cell table:number-columns-repeated="10" office:value-type="float" office:value="0.5" calcext:value-type="float">
            <text:p>0.500000</text:p>
          </table:table-cell>
          <table:table-cell office:value-type="float" office:value="0.355263" calcext:value-type="float">
            <text:p>0.355263</text:p>
          </table:table-cell>
          <table:table-cell table:number-columns-repeated="12" office:value-type="float" office:value="0.5" calcext:value-type="float">
            <text:p>0.500000</text:p>
          </table:table-cell>
          <table:table-cell office:value-type="float" office:value="0.634921" calcext:value-type="float">
            <text:p>0.634921</text:p>
          </table:table-cell>
          <table:table-cell table:number-columns-repeated="3" office:value-type="float" office:value="0.5" calcext:value-type="float">
            <text:p>0.5000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5" calcext:value-type="float">
            <text:p>0.500000</text:p>
          </table:table-cell>
          <table:table-cell office:value-type="float" office:value="0.303797" calcext:value-type="float">
            <text:p>0.303797</text:p>
          </table:table-cell>
          <table:table-cell table:number-columns-repeated="2" office:value-type="float" office:value="0.5" calcext:value-type="float">
            <text:p>0.500000</text:p>
          </table:table-cell>
          <table:table-cell office:value-type="float" office:value="0.378378" calcext:value-type="float">
            <text:p>0.378378</text:p>
          </table:table-cell>
          <table:table-cell table:number-columns-repeated="7" office:value-type="float" office:value="0.5" calcext:value-type="float">
            <text:p>0.500000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537313" calcext:value-type="float">
            <text:p>0.537313</text:p>
          </table:table-cell>
          <table:table-cell table:style-name="ce13" office:value-type="float" office:value="0.537313" calcext:value-type="float">
            <text:p>0.537313</text:p>
          </table:table-cell>
          <table:table-cell/>
          <table:table-cell table:style-name="ce25" table:formula="of:=SUM([.A63:.CA63])/78" office:value-type="float" office:value="0.494461333333333" calcext:value-type="float">
            <text:p>0.494461</text:p>
          </table:table-cell>
          <table:table-cell table:style-name="ce25" table:formula="of:=SQRT(([.CB63]-0.771982)*([.CB63]-0.771982)*0.012821)" office:value-type="float" office:value="0.0314236247685717" calcext:value-type="float">
            <text:p>0.031424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4:.CA64])/78" office:value-type="float" office:value="0.872856102564102" calcext:value-type="float">
            <text:p>0.872856</text:p>
          </table:table-cell>
          <table:table-cell table:style-name="ce25" table:formula="of:=SQRT(([.CB64]-0.771982)*([.CB6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5:.CA65])/78" office:value-type="float" office:value="0.872856102564102" calcext:value-type="float">
            <text:p>0.872856</text:p>
          </table:table-cell>
          <table:table-cell table:style-name="ce25" table:formula="of:=SQRT(([.CB65]-0.771982)*([.CB6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320513" calcext:value-type="float">
            <text:p>0.320513</text:p>
          </table:table-cell>
          <table:table-cell office:value-type="float" office:value="0.256098" calcext:value-type="float">
            <text:p>0.256098</text:p>
          </table:table-cell>
          <table:table-cell table:number-columns-repeated="4" office:value-type="float" office:value="0.320513" calcext:value-type="float">
            <text:p>0.320513</text:p>
          </table:table-cell>
          <table:table-cell office:value-type="float" office:value="0.077778" calcext:value-type="float">
            <text:p>0.077778</text:p>
          </table:table-cell>
          <table:table-cell office:value-type="float" office:value="0.320513" calcext:value-type="float">
            <text:p>0.320513</text:p>
          </table:table-cell>
          <table:table-cell office:value-type="float" office:value="0.083333" calcext:value-type="float">
            <text:p>0.083333</text:p>
          </table:table-cell>
          <table:table-cell table:number-columns-repeated="2" office:value-type="float" office:value="0.320513" calcext:value-type="float">
            <text:p>0.320513</text:p>
          </table:table-cell>
          <table:table-cell office:value-type="float" office:value="0.432432" calcext:value-type="float">
            <text:p>0.432432</text:p>
          </table:table-cell>
          <table:table-cell table:number-columns-repeated="13" office:value-type="float" office:value="0.320513" calcext:value-type="float">
            <text:p>0.320513</text:p>
          </table:table-cell>
          <table:table-cell office:value-type="float" office:value="0.084211" calcext:value-type="float">
            <text:p>0.084211</text:p>
          </table:table-cell>
          <table:table-cell office:value-type="float" office:value="0.320513" calcext:value-type="float">
            <text:p>0.320513</text:p>
          </table:table-cell>
          <table:table-cell office:value-type="float" office:value="0.096774" calcext:value-type="float">
            <text:p>0.096774</text:p>
          </table:table-cell>
          <table:table-cell table:number-columns-repeated="10" office:value-type="float" office:value="0.320513" calcext:value-type="float">
            <text:p>0.320513</text:p>
          </table:table-cell>
          <table:table-cell office:value-type="float" office:value="0.130435" calcext:value-type="float">
            <text:p>0.130435</text:p>
          </table:table-cell>
          <table:table-cell table:number-columns-repeated="12" office:value-type="float" office:value="0.320513" calcext:value-type="float">
            <text:p>0.320513</text:p>
          </table:table-cell>
          <table:table-cell office:value-type="float" office:value="0.181818" calcext:value-type="float">
            <text:p>0.181818</text:p>
          </table:table-cell>
          <table:table-cell table:number-columns-repeated="3" office:value-type="float" office:value="0.320513" calcext:value-type="float">
            <text:p>0.320513</text:p>
          </table:table-cell>
          <table:table-cell office:value-type="float" office:value="0.303797" calcext:value-type="float">
            <text:p>0.303797</text:p>
          </table:table-cell>
          <table:table-cell table:number-columns-repeated="2" office:value-type="float" office:value="0.320513" calcext:value-type="float">
            <text:p>0.320513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320513" calcext:value-type="float">
            <text:p>0.320513</text:p>
          </table:table-cell>
          <table:table-cell office:value-type="float" office:value="0.22619" calcext:value-type="float">
            <text:p>0.226190</text:p>
          </table:table-cell>
          <table:table-cell table:number-columns-repeated="7" office:value-type="float" office:value="0.320513" calcext:value-type="float">
            <text:p>0.320513</text:p>
          </table:table-cell>
          <table:table-cell office:value-type="float" office:value="0.186047" calcext:value-type="float">
            <text:p>0.186047</text:p>
          </table:table-cell>
          <table:table-cell office:value-type="float" office:value="0.168539" calcext:value-type="float">
            <text:p>0.168539</text:p>
          </table:table-cell>
          <table:table-cell table:style-name="ce13" office:value-type="float" office:value="0.168539" calcext:value-type="float">
            <text:p>0.168539</text:p>
          </table:table-cell>
          <table:table-cell/>
          <table:table-cell table:style-name="ce25" table:formula="of:=SUM([.A66:.CA66])/78" office:value-type="float" office:value="0.306523371794871" calcext:value-type="float">
            <text:p>0.306523</text:p>
          </table:table-cell>
          <table:table-cell table:style-name="ce25" table:formula="of:=SQRT(([.CB66]-0.771982)*([.CB66]-0.771982)*0.012821)" office:value-type="float" office:value="0.0527038128500174" calcext:value-type="float">
            <text:p>0.052704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7:.CA67])/78" office:value-type="float" office:value="0.872856102564102" calcext:value-type="float">
            <text:p>0.872856</text:p>
          </table:table-cell>
          <table:table-cell table:style-name="ce25" table:formula="of:=SQRT(([.CB67]-0.771982)*([.CB67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68:.CA68])/78" office:value-type="float" office:value="0.872856102564102" calcext:value-type="float">
            <text:p>0.872856</text:p>
          </table:table-cell>
          <table:table-cell table:style-name="ce25" table:formula="of:=SQRT(([.CB68]-0.771982)*([.CB68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table:style-name="ce10" office:value-type="float" office:value="0.789474" calcext:value-type="float">
            <text:p>0.789474</text:p>
          </table:table-cell>
          <table:table-cell table:style-name="ce10" office:value-type="float" office:value="0.342105" calcext:value-type="float">
            <text:p>0.342105</text:p>
          </table:table-cell>
          <table:table-cell table:number-columns-repeated="4" table:style-name="ce10" office:value-type="float" office:value="0.789474" calcext:value-type="float">
            <text:p>0.789474</text:p>
          </table:table-cell>
          <table:table-cell table:style-name="ce10" office:value-type="float" office:value="0.103448" calcext:value-type="float">
            <text:p>0.103448</text:p>
          </table:table-cell>
          <table:table-cell table:style-name="ce10" office:value-type="float" office:value="0.789474" calcext:value-type="float">
            <text:p>0.789474</text:p>
          </table:table-cell>
          <table:table-cell table:style-name="ce10" office:value-type="float" office:value="0.095745" calcext:value-type="float">
            <text:p>0.095745</text:p>
          </table:table-cell>
          <table:table-cell table:number-columns-repeated="2" table:style-name="ce10" office:value-type="float" office:value="0.789474" calcext:value-type="float">
            <text:p>0.789474</text:p>
          </table:table-cell>
          <table:table-cell table:style-name="ce10" office:value-type="float" office:value="0.25" calcext:value-type="float">
            <text:p>0.250000</text:p>
          </table:table-cell>
          <table:table-cell table:number-columns-repeated="13" table:style-name="ce10" office:value-type="float" office:value="0.789474" calcext:value-type="float">
            <text:p>0.789474</text:p>
          </table:table-cell>
          <table:table-cell table:style-name="ce10" office:value-type="float" office:value="0.159091" calcext:value-type="float">
            <text:p>0.159091</text:p>
          </table:table-cell>
          <table:table-cell table:style-name="ce10" office:value-type="float" office:value="0.789474" calcext:value-type="float">
            <text:p>0.789474</text:p>
          </table:table-cell>
          <table:table-cell table:style-name="ce10" office:value-type="float" office:value="0.188235" calcext:value-type="float">
            <text:p>0.188235</text:p>
          </table:table-cell>
          <table:table-cell table:number-columns-repeated="10" table:style-name="ce10" office:value-type="float" office:value="0.789474" calcext:value-type="float">
            <text:p>0.789474</text:p>
          </table:table-cell>
          <table:table-cell table:style-name="ce10" office:value-type="float" office:value="0.183908" calcext:value-type="float">
            <text:p>0.183908</text:p>
          </table:table-cell>
          <table:table-cell table:number-columns-repeated="12" table:style-name="ce10" office:value-type="float" office:value="0.789474" calcext:value-type="float">
            <text:p>0.789474</text:p>
          </table:table-cell>
          <table:table-cell table:style-name="ce10" office:value-type="float" office:value="0.410959" calcext:value-type="float">
            <text:p>0.410959</text:p>
          </table:table-cell>
          <table:table-cell table:number-columns-repeated="3" table:style-name="ce10" office:value-type="float" office:value="0.789474" calcext:value-type="float">
            <text:p>0.789474</text:p>
          </table:table-cell>
          <table:table-cell table:style-name="ce10" office:value-type="float" office:value="0.378378" calcext:value-type="float">
            <text:p>0.378378</text:p>
          </table:table-cell>
          <table:table-cell table:number-columns-repeated="2" table:style-name="ce10" office:value-type="float" office:value="0.789474" calcext:value-type="float">
            <text:p>0.789474</text:p>
          </table:table-cell>
          <table:table-cell table:style-name="ce10" office:value-type="float" office:value="0.22619" calcext:value-type="float">
            <text:p>0.226190</text:p>
          </table:table-cell>
          <table:table-cell table:number-columns-repeated="2" table:style-name="ce10" office:value-type="float" office:value="0.789474" calcext:value-type="float">
            <text:p>0.789474</text:p>
          </table:table-cell>
          <table:table-cell table:style-name="ce10" office:value-type="float" office:value="1" calcext:value-type="float">
            <text:p>1.000000</text:p>
          </table:table-cell>
          <table:table-cell table:number-columns-repeated="7" table:style-name="ce10" office:value-type="float" office:value="0.789474" calcext:value-type="float">
            <text:p>0.789474</text:p>
          </table:table-cell>
          <table:table-cell table:style-name="ce10" office:value-type="float" office:value="0.364865" calcext:value-type="float">
            <text:p>0.364865</text:p>
          </table:table-cell>
          <table:table-cell table:style-name="ce10" office:value-type="float" office:value="0.391892" calcext:value-type="float">
            <text:p>0.391892</text:p>
          </table:table-cell>
          <table:table-cell table:style-name="ce14" office:value-type="float" office:value="0.391892" calcext:value-type="float">
            <text:p>0.391892</text:p>
          </table:table-cell>
          <table:table-cell table:style-name="ce10"/>
          <table:table-cell table:style-name="ce10" table:formula="of:=SUM([.A69:.CA69])/78" office:value-type="float" office:value="0.705295435897435" calcext:value-type="float">
            <text:p>0.705295</text:p>
          </table:table-cell>
          <table:table-cell table:style-name="ce10" table:formula="of:=SQRT(([.CB69]-0.771982)*([.CB69]-0.771982)*0.012821)" office:value-type="float" office:value="0.00755090996513521" calcext:value-type="float">
            <text:p>0.007551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0:.CA70])/78" office:value-type="float" office:value="0.872856102564102" calcext:value-type="float">
            <text:p>0.872856</text:p>
          </table:table-cell>
          <table:table-cell table:style-name="ce25" table:formula="of:=SQRT(([.CB70]-0.771982)*([.CB70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1:.CA71])/78" office:value-type="float" office:value="0.872856102564102" calcext:value-type="float">
            <text:p>0.872856</text:p>
          </table:table-cell>
          <table:table-cell table:style-name="ce25" table:formula="of:=SQRT(([.CB71]-0.771982)*([.CB71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2:.CA72])/78" office:value-type="float" office:value="0.872856102564102" calcext:value-type="float">
            <text:p>0.872856</text:p>
          </table:table-cell>
          <table:table-cell table:style-name="ce25" table:formula="of:=SQRT(([.CB72]-0.771982)*([.CB72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3:.CA73])/78" office:value-type="float" office:value="0.872856102564102" calcext:value-type="float">
            <text:p>0.872856</text:p>
          </table:table-cell>
          <table:table-cell table:style-name="ce25" table:formula="of:=SQRT(([.CB73]-0.771982)*([.CB73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4:.CA74])/78" office:value-type="float" office:value="0.872856102564102" calcext:value-type="float">
            <text:p>0.872856</text:p>
          </table:table-cell>
          <table:table-cell table:style-name="ce25" table:formula="of:=SQRT(([.CB74]-0.771982)*([.CB74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5:.CA75])/78" office:value-type="float" office:value="0.872856102564102" calcext:value-type="float">
            <text:p>0.872856</text:p>
          </table:table-cell>
          <table:table-cell table:style-name="ce25" table:formula="of:=SQRT(([.CB75]-0.771982)*([.CB75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1" calcext:value-type="float">
            <text:p>1.000000</text:p>
          </table:table-cell>
          <table:table-cell office:value-type="float" office:value="0.378378" calcext:value-type="float">
            <text:p>0.378378</text:p>
          </table:table-cell>
          <table:table-cell table:number-columns-repeated="4" office:value-type="float" office:value="1" calcext:value-type="float">
            <text:p>1.000000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1" calcext:value-type="float">
            <text:p>1.000000</text:p>
          </table:table-cell>
          <table:table-cell office:value-type="float" office:value="0.095745" calcext:value-type="float">
            <text:p>0.095745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46154" calcext:value-type="float">
            <text:p>0.346154</text:p>
          </table:table-cell>
          <table:table-cell table:number-columns-repeated="13" office:value-type="float" office:value="1" calcext:value-type="float">
            <text:p>1.0000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1" calcext:value-type="float">
            <text:p>1.000000</text:p>
          </table:table-cell>
          <table:table-cell office:value-type="float" office:value="0.134831" calcext:value-type="float">
            <text:p>0.134831</text:p>
          </table:table-cell>
          <table:table-cell table:number-columns-repeated="10" office:value-type="float" office:value="1" calcext:value-type="float">
            <text:p>1.000000</text:p>
          </table:table-cell>
          <table:table-cell office:value-type="float" office:value="0.131868" calcext:value-type="float">
            <text:p>0.131868</text:p>
          </table:table-cell>
          <table:table-cell table:number-columns-repeated="12" office:value-type="float" office:value="1" calcext:value-type="float">
            <text:p>1.000000</text:p>
          </table:table-cell>
          <table:table-cell office:value-type="float" office:value="0.303797" calcext:value-type="float">
            <text:p>0.303797</text:p>
          </table:table-cell>
          <table:table-cell table:number-columns-repeated="3" office:value-type="float" office:value="1" calcext:value-type="float">
            <text:p>1.000000</text:p>
          </table:table-cell>
          <table:table-cell office:value-type="float" office:value="0.5" calcext:value-type="float">
            <text:p>0.500000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320513" calcext:value-type="float">
            <text:p>0.320513</text:p>
          </table:table-cell>
          <table:table-cell table:number-columns-repeated="2" office:value-type="float" office:value="1" calcext:value-type="float">
            <text:p>1.000000</text:p>
          </table:table-cell>
          <table:table-cell office:value-type="float" office:value="0.789474" calcext:value-type="float">
            <text:p>0.789474</text:p>
          </table:table-cell>
          <table:table-cell table:number-columns-repeated="7" office:value-type="float" office:value="1" calcext:value-type="float">
            <text:p>1.000000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2875" calcext:value-type="float">
            <text:p>0.287500</text:p>
          </table:table-cell>
          <table:table-cell table:style-name="ce13" office:value-type="float" office:value="0.2875" calcext:value-type="float">
            <text:p>0.287500</text:p>
          </table:table-cell>
          <table:table-cell/>
          <table:table-cell table:style-name="ce25" table:formula="of:=SUM([.A76:.CA76])/78" office:value-type="float" office:value="0.872856102564102" calcext:value-type="float">
            <text:p>0.872856</text:p>
          </table:table-cell>
          <table:table-cell table:style-name="ce25" table:formula="of:=SQRT(([.CB76]-0.771982)*([.CB76]-0.771982)*0.012821)" office:value-type="float" office:value="0.0114219599783827" calcext:value-type="float">
            <text:p>0.011422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294872" calcext:value-type="float">
            <text:p>0.294872</text:p>
          </table:table-cell>
          <table:table-cell office:value-type="float" office:value="0.655738" calcext:value-type="float">
            <text:p>0.655738</text:p>
          </table:table-cell>
          <table:table-cell table:number-columns-repeated="4" office:value-type="float" office:value="0.294872" calcext:value-type="float">
            <text:p>0.294872</text:p>
          </table:table-cell>
          <table:table-cell office:value-type="float" office:value="0.091954" calcext:value-type="float">
            <text:p>0.091954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073684" calcext:value-type="float">
            <text:p>0.073684</text:p>
          </table:table-cell>
          <table:table-cell table:number-columns-repeated="2" office:value-type="float" office:value="0.294872" calcext:value-type="float">
            <text:p>0.294872</text:p>
          </table:table-cell>
          <table:table-cell office:value-type="float" office:value="0.464789" calcext:value-type="float">
            <text:p>0.464789</text:p>
          </table:table-cell>
          <table:table-cell table:number-columns-repeated="13" office:value-type="float" office:value="0.294872" calcext:value-type="float">
            <text:p>0.294872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94872" calcext:value-type="float">
            <text:p>0.294872</text:p>
          </table:table-cell>
          <table:table-cell office:value-type="float" office:value="0.492537" calcext:value-type="float">
            <text:p>0.492537</text:p>
          </table:table-cell>
          <table:table-cell table:number-columns-repeated="10" office:value-type="float" office:value="0.294872" calcext:value-type="float">
            <text:p>0.294872</text:p>
          </table:table-cell>
          <table:table-cell office:value-type="float" office:value="0.545455" calcext:value-type="float">
            <text:p>0.545455</text:p>
          </table:table-cell>
          <table:table-cell table:number-columns-repeated="12" office:value-type="float" office:value="0.294872" calcext:value-type="float">
            <text:p>0.294872</text:p>
          </table:table-cell>
          <table:table-cell office:value-type="float" office:value="0.59375" calcext:value-type="float">
            <text:p>0.593750</text:p>
          </table:table-cell>
          <table:table-cell table:number-columns-repeated="3" office:value-type="float" office:value="0.294872" calcext:value-type="float">
            <text:p>0.294872</text:p>
          </table:table-cell>
          <table:table-cell office:value-type="float" office:value="0.603175" calcext:value-type="float">
            <text:p>0.603175</text:p>
          </table:table-cell>
          <table:table-cell table:number-columns-repeated="2" office:value-type="float" office:value="0.294872" calcext:value-type="float">
            <text:p>0.294872</text:p>
          </table:table-cell>
          <table:table-cell office:value-type="float" office:value="0.186047" calcext:value-type="float">
            <text:p>0.186047</text:p>
          </table:table-cell>
          <table:table-cell table:number-columns-repeated="2" office:value-type="float" office:value="0.294872" calcext:value-type="float">
            <text:p>0.294872</text:p>
          </table:table-cell>
          <table:table-cell office:value-type="float" office:value="0.364865" calcext:value-type="float">
            <text:p>0.364865</text:p>
          </table:table-cell>
          <table:table-cell table:number-columns-repeated="7" office:value-type="float" office:value="0.294872" calcext:value-type="float">
            <text:p>0.294872</text:p>
          </table:table-cell>
          <table:table-cell office:value-type="float" office:value="1" calcext:value-type="float">
            <text:p>1.000000</text:p>
          </table:table-cell>
          <table:table-cell office:value-type="float" office:value="0.854545" calcext:value-type="float">
            <text:p>0.854545</text:p>
          </table:table-cell>
          <table:table-cell table:style-name="ce13" office:value-type="float" office:value="0.854545" calcext:value-type="float">
            <text:p>0.854545</text:p>
          </table:table-cell>
          <table:table-cell/>
          <table:table-cell table:style-name="ce25" table:formula="of:=SUM([.A77:.CA77])/78" office:value-type="float" office:value="0.334560884615385" calcext:value-type="float">
            <text:p>0.334561</text:p>
          </table:table-cell>
          <table:table-cell table:style-name="ce25" table:formula="of:=SQRT(([.CB77]-0.771982)*([.CB77]-0.771982)*0.012821)" office:value-type="float" office:value="0.0495291293466297" calcext:value-type="float">
            <text:p>0.049529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2875" calcext:value-type="float">
            <text:p>0.287500</text:p>
          </table:table-cell>
          <table:table-cell office:value-type="float" office:value="0.560606" calcext:value-type="float">
            <text:p>0.560606</text:p>
          </table:table-cell>
          <table:table-cell table:number-columns-repeated="4" office:value-type="float" office:value="0.2875" calcext:value-type="float">
            <text:p>0.287500</text:p>
          </table:table-cell>
          <table:table-cell office:value-type="float" office:value="0.089888" calcext:value-type="float">
            <text:p>0.089888</text:p>
          </table:table-cell>
          <table:table-cell office:value-type="float" office:value="0.2875" calcext:value-type="float">
            <text:p>0.287500</text:p>
          </table:table-cell>
          <table:table-cell office:value-type="float" office:value="0.072165" calcext:value-type="float">
            <text:p>0.072165</text:p>
          </table:table-cell>
          <table:table-cell table:number-columns-repeated="2" office:value-type="float" office:value="0.2875" calcext:value-type="float">
            <text:p>0.287500</text:p>
          </table:table-cell>
          <table:table-cell office:value-type="float" office:value="0.432432" calcext:value-type="float">
            <text:p>0.432432</text:p>
          </table:table-cell>
          <table:table-cell table:number-columns-repeated="13" office:value-type="float" office:value="0.2875" calcext:value-type="float">
            <text:p>0.287500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2875" calcext:value-type="float">
            <text:p>0.287500</text:p>
          </table:table-cell>
          <table:table-cell office:value-type="float" office:value="0.416667" calcext:value-type="float">
            <text:p>0.416667</text:p>
          </table:table-cell>
          <table:table-cell table:number-columns-repeated="10" office:value-type="float" office:value="0.2875" calcext:value-type="float">
            <text:p>0.287500</text:p>
          </table:table-cell>
          <table:table-cell office:value-type="float" office:value="0.464789" calcext:value-type="float">
            <text:p>0.464789</text:p>
          </table:table-cell>
          <table:table-cell table:number-columns-repeated="12" office:value-type="float" office:value="0.2875" calcext:value-type="float">
            <text:p>0.287500</text:p>
          </table:table-cell>
          <table:table-cell office:value-type="float" office:value="0.6" calcext:value-type="float">
            <text:p>0.600000</text:p>
          </table:table-cell>
          <table:table-cell table:number-columns-repeated="3" office:value-type="float" office:value="0.2875" calcext:value-type="float">
            <text:p>0.287500</text:p>
          </table:table-cell>
          <table:table-cell office:value-type="float" office:value="0.537313" calcext:value-type="float">
            <text:p>0.537313</text:p>
          </table:table-cell>
          <table:table-cell table:number-columns-repeated="2" office:value-type="float" office:value="0.2875" calcext:value-type="float">
            <text:p>0.287500</text:p>
          </table:table-cell>
          <table:table-cell office:value-type="float" office:value="0.168539" calcext:value-type="float">
            <text:p>0.168539</text:p>
          </table:table-cell>
          <table:table-cell table:number-columns-repeated="2" office:value-type="float" office:value="0.2875" calcext:value-type="float">
            <text:p>0.287500</text:p>
          </table:table-cell>
          <table:table-cell office:value-type="float" office:value="0.391892" calcext:value-type="float">
            <text:p>0.391892</text:p>
          </table:table-cell>
          <table:table-cell table:number-columns-repeated="7" office:value-type="float" office:value="0.2875" calcext:value-type="float">
            <text:p>0.287500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1" calcext:value-type="float">
            <text:p>1.000000</text:p>
          </table:table-cell>
          <table:table-cell table:style-name="ce13" office:value-type="float" office:value="1" calcext:value-type="float">
            <text:p>1.000000</text:p>
          </table:table-cell>
          <table:table-cell/>
          <table:table-cell table:style-name="ce25" table:formula="of:=SUM([.A78:.CA78])/78" office:value-type="float" office:value="0.325156012820513" calcext:value-type="float">
            <text:p>0.325156</text:p>
          </table:table-cell>
          <table:table-cell table:style-name="ce25" table:formula="of:=SQRT(([.CB78]-0.771982)*([.CB78]-0.771982)*0.012821)" office:value-type="float" office:value="0.0505940416136269" calcext:value-type="float">
            <text:p>0.050594</text:p>
          </table:table-cell>
          <table:table-cell table:number-columns-repeated="938"/>
        </table:table-row>
        <table:table-row table:style-name="ro1">
          <table:table-cell table:number-columns-repeated="7" office:value-type="float" office:value="0.2875" calcext:value-type="float">
            <text:p>0.287500</text:p>
          </table:table-cell>
          <table:table-cell office:value-type="float" office:value="0.560606" calcext:value-type="float">
            <text:p>0.560606</text:p>
          </table:table-cell>
          <table:table-cell table:number-columns-repeated="4" office:value-type="float" office:value="0.2875" calcext:value-type="float">
            <text:p>0.287500</text:p>
          </table:table-cell>
          <table:table-cell office:value-type="float" office:value="0.089888" calcext:value-type="float">
            <text:p>0.089888</text:p>
          </table:table-cell>
          <table:table-cell office:value-type="float" office:value="0.2875" calcext:value-type="float">
            <text:p>0.287500</text:p>
          </table:table-cell>
          <table:table-cell office:value-type="float" office:value="0.072165" calcext:value-type="float">
            <text:p>0.072165</text:p>
          </table:table-cell>
          <table:table-cell table:number-columns-repeated="2" office:value-type="float" office:value="0.2875" calcext:value-type="float">
            <text:p>0.287500</text:p>
          </table:table-cell>
          <table:table-cell office:value-type="float" office:value="0.432432" calcext:value-type="float">
            <text:p>0.432432</text:p>
          </table:table-cell>
          <table:table-cell table:number-columns-repeated="13" office:value-type="float" office:value="0.2875" calcext:value-type="float">
            <text:p>0.287500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2875" calcext:value-type="float">
            <text:p>0.287500</text:p>
          </table:table-cell>
          <table:table-cell office:value-type="float" office:value="0.416667" calcext:value-type="float">
            <text:p>0.416667</text:p>
          </table:table-cell>
          <table:table-cell table:number-columns-repeated="10" office:value-type="float" office:value="0.2875" calcext:value-type="float">
            <text:p>0.287500</text:p>
          </table:table-cell>
          <table:table-cell office:value-type="float" office:value="0.464789" calcext:value-type="float">
            <text:p>0.464789</text:p>
          </table:table-cell>
          <table:table-cell table:number-columns-repeated="12" office:value-type="float" office:value="0.2875" calcext:value-type="float">
            <text:p>0.287500</text:p>
          </table:table-cell>
          <table:table-cell office:value-type="float" office:value="0.6" calcext:value-type="float">
            <text:p>0.600000</text:p>
          </table:table-cell>
          <table:table-cell table:number-columns-repeated="3" office:value-type="float" office:value="0.2875" calcext:value-type="float">
            <text:p>0.287500</text:p>
          </table:table-cell>
          <table:table-cell office:value-type="float" office:value="0.537313" calcext:value-type="float">
            <text:p>0.537313</text:p>
          </table:table-cell>
          <table:table-cell table:number-columns-repeated="2" office:value-type="float" office:value="0.2875" calcext:value-type="float">
            <text:p>0.287500</text:p>
          </table:table-cell>
          <table:table-cell office:value-type="float" office:value="0.168539" calcext:value-type="float">
            <text:p>0.168539</text:p>
          </table:table-cell>
          <table:table-cell table:number-columns-repeated="2" office:value-type="float" office:value="0.2875" calcext:value-type="float">
            <text:p>0.287500</text:p>
          </table:table-cell>
          <table:table-cell office:value-type="float" office:value="0.391892" calcext:value-type="float">
            <text:p>0.391892</text:p>
          </table:table-cell>
          <table:table-cell table:number-columns-repeated="7" office:value-type="float" office:value="0.2875" calcext:value-type="float">
            <text:p>0.287500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1" calcext:value-type="float">
            <text:p>1.000000</text:p>
          </table:table-cell>
          <table:table-cell table:style-name="ce13" office:value-type="float" office:value="1" calcext:value-type="float">
            <text:p>1.000000</text:p>
          </table:table-cell>
          <table:table-cell/>
          <table:table-cell table:style-name="ce25" table:formula="of:=SUM([.A79:.CA79])/78" office:value-type="float" office:value="0.325156012820513" calcext:value-type="float">
            <text:p>0.325156</text:p>
          </table:table-cell>
          <table:table-cell table:style-name="ce25" table:formula="of:=SQRT(([.CB79]-0.771982)*([.CB79]-0.771982)*0.012821)" office:value-type="float" office:value="0.0505940416136269" calcext:value-type="float">
            <text:p>0.050594</text:p>
          </table:table-cell>
          <table:table-cell table:number-columns-repeated="938"/>
        </table:table-row>
        <table:table-row table:style-name="ro1" table:number-rows-repeated="2">
          <table:table-cell table:number-columns-repeated="1019"/>
        </table:table-row>
        <table:table-row table:style-name="ro3">
          <table:table-cell table:number-columns-repeated="78"/>
          <table:table-cell table:style-name="ce22" office:value-type="string" calcext:value-type="string">
            <text:p>MEDIA</text:p>
          </table:table-cell>
          <table:table-cell table:style-name="ce26" table:formula="of:=SUM([.CB2:.CB81])/78" office:value-type="float" office:value="0.771981564760026" calcext:value-type="float">
            <text:p>0.771982</text:p>
          </table:table-cell>
          <table:table-cell table:number-columns-repeated="939"/>
        </table:table-row>
        <table:table-row table:style-name="ro3">
          <table:table-cell table:number-columns-repeated="78"/>
          <table:table-cell table:style-name="ce23"/>
          <table:table-cell table:style-name="ce27"/>
          <table:table-cell table:number-columns-repeated="939"/>
        </table:table-row>
        <table:table-row table:style-name="ro3">
          <table:table-cell/>
          <table:table-cell table:style-name="ce11" office:value-type="string" calcext:value-type="string">
            <text:p>CLUSTER FINAL</text:p>
          </table:table-cell>
          <table:table-cell table:style-name="ce11"/>
          <table:table-cell table:number-columns-repeated="75"/>
          <table:table-cell table:style-name="ce22" office:value-type="string" calcext:value-type="string">
            <text:p>1/(N-1)</text:p>
          </table:table-cell>
          <table:table-cell table:style-name="ce26" table:formula="of:=1/78" office:value-type="float" office:value="0.0128205128205128" calcext:value-type="float">
            <text:p>0.012821</text:p>
          </table:table-cell>
          <table:table-cell table:number-columns-repeated="939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C1</text:p>
          </table:table-cell>
          <table:table-cell office:value-type="string" calcext:value-type="string">
            <text:p>alpha_14</text:p>
          </table:table-cell>
          <table:table-cell office:value-type="string" calcext:value-type="string">
            <text:p>alpha_21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</text:p>
          </table:table-cell>
          <table:table-cell office:value-type="string" calcext:value-type="string">
            <text:p>alpha_28</text:p>
          </table:table-cell>
          <table:table-cell office:value-type="string" calcext:value-type="string">
            <text:p>alpha_35</text:p>
          </table:table-cell>
          <table:table-cell table:number-columns-repeated="73"/>
          <table:table-cell table:style-name="Default"/>
          <table:table-cell table:number-columns-repeated="941"/>
        </table:table-row>
        <table:table-row table:style-name="ro1">
          <table:table-cell/>
          <table:table-cell table:style-name="ce11" office:value-type="string" calcext:value-type="string">
            <text:p>C3</text:p>
          </table:table-cell>
          <table:table-cell office:value-type="string" calcext:value-type="string">
            <text:p>alpha_42</text:p>
          </table:table-cell>
          <table:table-cell office:value-type="string" calcext:value-type="string">
            <text:p>alpha_49</text:p>
          </table:table-cell>
          <table:table-cell office:value-type="string" calcext:value-type="string">
            <text:p>alpha_56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C4</text:p>
          </table:table-cell>
          <table:table-cell office:value-type="string" calcext:value-type="string">
            <text:p>alpha_63</text:p>
          </table:table-cell>
          <table:table-cell office:value-type="string" calcext:value-type="string">
            <text:p>alpha_70</text:p>
          </table:table-cell>
          <table:table-cell office:value-type="string" calcext:value-type="string">
            <text:p>alpha_77</text:p>
          </table:table-cell>
          <table:table-cell office:value-type="string" calcext:value-type="string">
            <text:p>alpha_84</text:p>
          </table:table-cell>
          <table:table-cell office:value-type="string" calcext:value-type="string">
            <text:p>alpha_91</text:p>
          </table:table-cell>
          <table:table-cell office:value-type="string" calcext:value-type="string">
            <text:p>alpha_105</text:p>
          </table:table-cell>
          <table:table-cell office:value-type="string" calcext:value-type="string">
            <text:p>alpha_119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string" calcext:value-type="string">
            <text:p>C5</text:p>
          </table:table-cell>
          <table:table-cell office:value-type="string" calcext:value-type="string">
            <text:p>alpha_98</text:p>
          </table:table-cell>
          <table:table-cell office:value-type="string" calcext:value-type="string">
            <text:p>alpha_11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6</text:p>
          </table:table-cell>
          <table:table-cell office:value-type="string" calcext:value-type="string">
            <text:p>spo-_mid</text:p>
          </table:table-cell>
          <table:table-cell office:value-type="string" calcext:value-type="string">
            <text:p>heat_160</text:p>
          </table:table-cell>
          <table:table-cell office:value-type="string" calcext:value-type="string">
            <text:p>Elu_60</text:p>
          </table:table-cell>
          <table:table-cell office:value-type="string" calcext:value-type="string">
            <text:p>Elu_90</text:p>
          </table:table-cell>
          <table:table-cell office:value-type="string" calcext:value-type="string">
            <text:p>Elu_120</text:p>
          </table:table-cell>
          <table:table-cell office:value-type="string" calcext:value-type="string">
            <text:p>Elu_150</text:p>
          </table:table-cell>
          <table:table-cell office:value-type="string" calcext:value-type="string">
            <text:p>Elu_180</text:p>
          </table:table-cell>
          <table:table-cell office:value-type="string" calcext:value-type="string">
            <text:p>Elu_210</text:p>
          </table:table-cell>
          <table:table-cell office:value-type="string" calcext:value-type="string">
            <text:p>Elu_240</text:p>
          </table:table-cell>
          <table:table-cell office:value-type="string" calcext:value-type="string">
            <text:p>Elu_270</text:p>
          </table:table-cell>
          <table:table-cell office:value-type="string" calcext:value-type="string">
            <text:p>Elu_330</text:p>
          </table:table-cell>
          <table:table-cell office:value-type="string" calcext:value-type="string">
            <text:p>Elu_360</text:p>
          </table:table-cell>
          <table:table-cell office:value-type="string" calcext:value-type="string">
            <text:p>heat_20</text:p>
          </table:table-cell>
          <table:table-cell office:value-type="string" calcext:value-type="string">
            <text:p>dtt_60</text:p>
          </table:table-cell>
          <table:table-cell office:value-type="string" calcext:value-type="string">
            <text:p>dtt_120</text:p>
          </table:table-cell>
          <table:table-cell office:value-type="string" calcext:value-type="string">
            <text:p>diau_f</text:p>
          </table:table-cell>
          <table:table-cell office:value-type="string" calcext:value-type="string">
            <text:p>diau_g</text:p>
          </table:table-cell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C7</text:p>
          </table:table-cell>
          <table:table-cell office:value-type="string" calcext:value-type="string">
            <text:p>Elu_300</text:p>
          </table:table-cell>
          <table:table-cell office:value-type="string" calcext:value-type="string">
            <text:p>Elu_39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8</text:p>
          </table:table-cell>
          <table:table-cell office:value-type="string" calcext:value-type="string">
            <text:p>cdc15_10</text:p>
          </table:table-cell>
          <table:table-cell office:value-type="string" calcext:value-type="string">
            <text:p>cdc15_3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9</text:p>
          </table:table-cell>
          <table:table-cell office:value-type="string" calcext:value-type="string">
            <text:p>cdc15_50</text:p>
          </table:table-cell>
          <table:table-cell office:value-type="string" calcext:value-type="string">
            <text:p>cdc15_7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0</text:p>
          </table:table-cell>
          <table:table-cell office:value-type="string" calcext:value-type="string">
            <text:p>cdc15_90</text:p>
          </table:table-cell>
          <table:table-cell office:value-type="string" calcext:value-type="string">
            <text:p>cdc15_11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</text:p>
          </table:table-cell>
          <table:table-cell office:value-type="string" calcext:value-type="string">
            <text:p>cdc15_130</text:p>
          </table:table-cell>
          <table:table-cell office:value-type="string" calcext:value-type="string">
            <text:p>cdc15_15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</text:p>
          </table:table-cell>
          <table:table-cell office:value-type="string" calcext:value-type="string">
            <text:p>spo5_11</text:p>
          </table:table-cell>
          <table:table-cell office:value-type="string" calcext:value-type="string">
            <text:p>spo-_early</text:p>
          </table:table-cell>
          <table:table-cell office:value-type="string" calcext:value-type="string">
            <text:p>heat_0</text:p>
          </table:table-cell>
          <table:table-cell office:value-type="string" calcext:value-type="string">
            <text:p>heat_10</text:p>
          </table:table-cell>
          <table:table-cell office:value-type="string" calcext:value-type="string">
            <text:p>heat_40</text:p>
          </table:table-cell>
          <table:table-cell office:value-type="string" calcext:value-type="string">
            <text:p>heat_80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C13</text:p>
          </table:table-cell>
          <table:table-cell office:value-type="string" calcext:value-type="string">
            <text:p>cdc15_210</text:p>
          </table:table-cell>
          <table:table-cell office:value-type="string" calcext:value-type="string">
            <text:p>cdc15_230</text:p>
          </table:table-cell>
          <table:table-cell office:value-type="string" calcext:value-type="string">
            <text:p>spo_0</text:p>
          </table:table-cell>
          <table:table-cell office:value-type="string" calcext:value-type="string">
            <text:p>diau_a</text:p>
          </table:table-cell>
          <table:table-cell office:value-type="string" calcext:value-type="string">
            <text:p>diau_b</text:p>
          </table:table-cell>
          <table:table-cell office:value-type="string" calcext:value-type="string">
            <text:p>diau_c</text:p>
          </table:table-cell>
          <table:table-cell office:value-type="string" calcext:value-type="string">
            <text:p>diau_d</text:p>
          </table:table-cell>
          <table:table-cell office:value-type="string" calcext:value-type="string">
            <text:p>diau_e</text:p>
          </table:table-cell>
          <table:table-cell table:number-columns-repeated="1009"/>
        </table:table-row>
        <table:table-row table:style-name="ro1">
          <table:table-cell/>
          <table:table-cell table:style-name="ce11" office:value-type="string" calcext:value-type="string">
            <text:p>C14</text:p>
          </table:table-cell>
          <table:table-cell office:value-type="string" calcext:value-type="string">
            <text:p>spo_2</text:p>
          </table:table-cell>
          <table:table-cell office:value-type="string" calcext:value-type="string">
            <text:p>spo_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</text:p>
          </table:table-cell>
          <table:table-cell office:value-type="string" calcext:value-type="string">
            <text:p>spo_7</text:p>
          </table:table-cell>
          <table:table-cell office:value-type="string" calcext:value-type="string">
            <text:p>spo_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</text:p>
          </table:table-cell>
          <table:table-cell office:value-type="string" calcext:value-type="string">
            <text:p>spo_11</text:p>
          </table:table-cell>
          <table:table-cell office:value-type="string" calcext:value-type="string">
            <text:p>spo5_2</text:p>
          </table:table-cell>
          <table:table-cell office:value-type="string" calcext:value-type="string">
            <text:p>spo5_7</text:p>
          </table:table-cell>
          <table:table-cell office:value-type="string" calcext:value-type="string">
            <text:p>dtt_15</text:p>
          </table:table-cell>
          <table:table-cell office:value-type="string" calcext:value-type="string">
            <text:p>dtt_30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JACCARD PART 1-8" table:style-name="ta1">
        <table:table-column table:style-name="co1" table:number-columns-repeated="1024" table:default-cell-style-name="ce17"/>
        <table:table-row table:style-name="ro1">
          <table:table-cell table:style-name="ce15"/>
          <table:table-cell table:style-name="ce16" office:value-type="string" calcext:value-type="string">
            <text:p>alpha_0</text:p>
          </table:table-cell>
          <table:table-cell table:style-name="ce16" office:value-type="string" calcext:value-type="string">
            <text:p>alpha_7</text:p>
          </table:table-cell>
          <table:table-cell table:style-name="ce16" office:value-type="string" calcext:value-type="string">
            <text:p>alpha_14</text:p>
          </table:table-cell>
          <table:table-cell table:style-name="ce16" office:value-type="string" calcext:value-type="string">
            <text:p>alpha_21</text:p>
          </table:table-cell>
          <table:table-cell table:style-name="ce16" office:value-type="string" calcext:value-type="string">
            <text:p>alpha_28</text:p>
          </table:table-cell>
          <table:table-cell table:style-name="ce16" office:value-type="string" calcext:value-type="string">
            <text:p>alpha_35</text:p>
          </table:table-cell>
          <table:table-cell table:style-name="ce16" office:value-type="string" calcext:value-type="string">
            <text:p>alpha_42</text:p>
          </table:table-cell>
          <table:table-cell table:style-name="ce16" office:value-type="string" calcext:value-type="string">
            <text:p>alpha_49</text:p>
          </table:table-cell>
          <table:table-cell table:style-name="ce16" office:value-type="string" calcext:value-type="string">
            <text:p>alpha_56</text:p>
          </table:table-cell>
          <table:table-cell table:style-name="ce16" office:value-type="string" calcext:value-type="string">
            <text:p>alpha_63</text:p>
          </table:table-cell>
          <table:table-cell table:style-name="ce16" office:value-type="string" calcext:value-type="string">
            <text:p>alpha_70</text:p>
          </table:table-cell>
          <table:table-cell table:style-name="ce16" office:value-type="string" calcext:value-type="string">
            <text:p>alpha_77</text:p>
          </table:table-cell>
          <table:table-cell table:style-name="ce16" office:value-type="string" calcext:value-type="string">
            <text:p>alpha_84</text:p>
          </table:table-cell>
          <table:table-cell table:style-name="ce16" office:value-type="string" calcext:value-type="string">
            <text:p>alpha_91</text:p>
          </table:table-cell>
          <table:table-cell table:style-name="ce16" office:value-type="string" calcext:value-type="string">
            <text:p>alpha_98</text:p>
          </table:table-cell>
          <table:table-cell table:style-name="ce16" office:value-type="string" calcext:value-type="string">
            <text:p>alpha_105</text:p>
          </table:table-cell>
          <table:table-cell table:style-name="ce16" office:value-type="string" calcext:value-type="string">
            <text:p>alpha_112</text:p>
          </table:table-cell>
          <table:table-cell table:style-name="ce16" office:value-type="string" calcext:value-type="string">
            <text:p>alpha_119</text:p>
          </table:table-cell>
          <table:table-cell table:style-name="ce16" office:value-type="string" calcext:value-type="string">
            <text:p>Elu_0</text:p>
          </table:table-cell>
          <table:table-cell table:style-name="ce16" office:value-type="string" calcext:value-type="string">
            <text:p>Elu_30</text:p>
          </table:table-cell>
          <table:table-cell table:style-name="ce16" office:value-type="string" calcext:value-type="string">
            <text:p>Elu_60</text:p>
          </table:table-cell>
          <table:table-cell table:style-name="ce16" office:value-type="string" calcext:value-type="string">
            <text:p>Elu_90</text:p>
          </table:table-cell>
          <table:table-cell table:style-name="ce16" office:value-type="string" calcext:value-type="string">
            <text:p>Elu_120</text:p>
          </table:table-cell>
          <table:table-cell table:style-name="ce16" office:value-type="string" calcext:value-type="string">
            <text:p>Elu_150</text:p>
          </table:table-cell>
          <table:table-cell table:style-name="ce16" office:value-type="string" calcext:value-type="string">
            <text:p>Elu_180</text:p>
          </table:table-cell>
          <table:table-cell table:style-name="ce16" office:value-type="string" calcext:value-type="string">
            <text:p>Elu_210</text:p>
          </table:table-cell>
          <table:table-cell table:style-name="ce16" office:value-type="string" calcext:value-type="string">
            <text:p>Elu_240</text:p>
          </table:table-cell>
          <table:table-cell table:style-name="ce16" office:value-type="string" calcext:value-type="string">
            <text:p>Elu_270</text:p>
          </table:table-cell>
          <table:table-cell table:style-name="ce16" office:value-type="string" calcext:value-type="string">
            <text:p>Elu_300</text:p>
          </table:table-cell>
          <table:table-cell table:style-name="ce16" office:value-type="string" calcext:value-type="string">
            <text:p>Elu_330</text:p>
          </table:table-cell>
          <table:table-cell table:style-name="ce16" office:value-type="string" calcext:value-type="string">
            <text:p>Elu_360</text:p>
          </table:table-cell>
          <table:table-cell table:style-name="ce16" office:value-type="string" calcext:value-type="string">
            <text:p>Elu_390</text:p>
          </table:table-cell>
          <table:table-cell table:style-name="ce16" office:value-type="string" calcext:value-type="string">
            <text:p>cdc15_10</text:p>
          </table:table-cell>
          <table:table-cell table:style-name="ce16" office:value-type="string" calcext:value-type="string">
            <text:p>cdc15_30</text:p>
          </table:table-cell>
          <table:table-cell table:style-name="ce16" office:value-type="string" calcext:value-type="string">
            <text:p>cdc15_50</text:p>
          </table:table-cell>
          <table:table-cell table:style-name="ce16" office:value-type="string" calcext:value-type="string">
            <text:p>cdc15_70</text:p>
          </table:table-cell>
          <table:table-cell table:style-name="ce16" office:value-type="string" calcext:value-type="string">
            <text:p>cdc15_90</text:p>
          </table:table-cell>
          <table:table-cell table:style-name="ce16" office:value-type="string" calcext:value-type="string">
            <text:p>cdc15_110</text:p>
          </table:table-cell>
          <table:table-cell table:style-name="ce16" office:value-type="string" calcext:value-type="string">
            <text:p>cdc15_130</text:p>
          </table:table-cell>
          <table:table-cell table:style-name="ce16" office:value-type="string" calcext:value-type="string">
            <text:p>cdc15_150</text:p>
          </table:table-cell>
          <table:table-cell table:style-name="ce16" office:value-type="string" calcext:value-type="string">
            <text:p>cdc15_170</text:p>
          </table:table-cell>
          <table:table-cell table:style-name="ce16" office:value-type="string" calcext:value-type="string">
            <text:p>cdc15_190</text:p>
          </table:table-cell>
          <table:table-cell table:style-name="ce16" office:value-type="string" calcext:value-type="string">
            <text:p>cdc15_210</text:p>
          </table:table-cell>
          <table:table-cell table:style-name="ce16" office:value-type="string" calcext:value-type="string">
            <text:p>cdc15_230</text:p>
          </table:table-cell>
          <table:table-cell table:style-name="ce16" office:value-type="string" calcext:value-type="string">
            <text:p>cdc15_250</text:p>
          </table:table-cell>
          <table:table-cell table:style-name="ce16" office:value-type="string" calcext:value-type="string">
            <text:p>cdc15_270</text:p>
          </table:table-cell>
          <table:table-cell table:style-name="ce16" office:value-type="string" calcext:value-type="string">
            <text:p>cdc15_290</text:p>
          </table:table-cell>
          <table:table-cell table:style-name="ce16" office:value-type="string" calcext:value-type="string">
            <text:p>spo_0</text:p>
          </table:table-cell>
          <table:table-cell table:style-name="ce16" office:value-type="string" calcext:value-type="string">
            <text:p>spo_2</text:p>
          </table:table-cell>
          <table:table-cell table:style-name="ce16" office:value-type="string" calcext:value-type="string">
            <text:p>spo_5</text:p>
          </table:table-cell>
          <table:table-cell table:style-name="ce16" office:value-type="string" calcext:value-type="string">
            <text:p>spo_7</text:p>
          </table:table-cell>
          <table:table-cell table:style-name="ce16" office:value-type="string" calcext:value-type="string">
            <text:p>spo_9</text:p>
          </table:table-cell>
          <table:table-cell table:style-name="ce16" office:value-type="string" calcext:value-type="string">
            <text:p>spo_11</text:p>
          </table:table-cell>
          <table:table-cell table:style-name="ce16" office:value-type="string" calcext:value-type="string">
            <text:p>spo5_2</text:p>
          </table:table-cell>
          <table:table-cell table:style-name="ce16" office:value-type="string" calcext:value-type="string">
            <text:p>spo5_7</text:p>
          </table:table-cell>
          <table:table-cell table:style-name="ce16" office:value-type="string" calcext:value-type="string">
            <text:p>spo5_11</text:p>
          </table:table-cell>
          <table:table-cell table:style-name="ce16" office:value-type="string" calcext:value-type="string">
            <text:p>spo-_early</text:p>
          </table:table-cell>
          <table:table-cell table:style-name="ce16" office:value-type="string" calcext:value-type="string">
            <text:p>spo-_mid</text:p>
          </table:table-cell>
          <table:table-cell table:style-name="ce16" office:value-type="string" calcext:value-type="string">
            <text:p>heat_0</text:p>
          </table:table-cell>
          <table:table-cell table:style-name="ce16" office:value-type="string" calcext:value-type="string">
            <text:p>heat_10</text:p>
          </table:table-cell>
          <table:table-cell table:style-name="ce16" office:value-type="string" calcext:value-type="string">
            <text:p>heat_20</text:p>
          </table:table-cell>
          <table:table-cell table:style-name="ce16" office:value-type="string" calcext:value-type="string">
            <text:p>heat_40</text:p>
          </table:table-cell>
          <table:table-cell table:style-name="ce16" office:value-type="string" calcext:value-type="string">
            <text:p>heat_80</text:p>
          </table:table-cell>
          <table:table-cell table:style-name="ce16" office:value-type="string" calcext:value-type="string">
            <text:p>heat_160</text:p>
          </table:table-cell>
          <table:table-cell table:style-name="ce16" office:value-type="string" calcext:value-type="string">
            <text:p>dtt_15</text:p>
          </table:table-cell>
          <table:table-cell table:style-name="ce16" office:value-type="string" calcext:value-type="string">
            <text:p>dtt_30</text:p>
          </table:table-cell>
          <table:table-cell table:style-name="ce16" office:value-type="string" calcext:value-type="string">
            <text:p>dtt_60</text:p>
          </table:table-cell>
          <table:table-cell table:style-name="ce16" office:value-type="string" calcext:value-type="string">
            <text:p>dtt_120</text:p>
          </table:table-cell>
          <table:table-cell table:style-name="ce16" office:value-type="string" calcext:value-type="string">
            <text:p>cold_0</text:p>
          </table:table-cell>
          <table:table-cell table:style-name="ce16" office:value-type="string" calcext:value-type="string">
            <text:p>cold_20</text:p>
          </table:table-cell>
          <table:table-cell table:style-name="ce16" office:value-type="string" calcext:value-type="string">
            <text:p>cold_40</text:p>
          </table:table-cell>
          <table:table-cell table:style-name="ce16" office:value-type="string" calcext:value-type="string">
            <text:p>cold_160</text:p>
          </table:table-cell>
          <table:table-cell table:style-name="ce16" office:value-type="string" calcext:value-type="string">
            <text:p>diau_a</text:p>
          </table:table-cell>
          <table:table-cell table:style-name="ce16" office:value-type="string" calcext:value-type="string">
            <text:p>diau_b</text:p>
          </table:table-cell>
          <table:table-cell table:style-name="ce16" office:value-type="string" calcext:value-type="string">
            <text:p>diau_c</text:p>
          </table:table-cell>
          <table:table-cell table:style-name="ce16" office:value-type="string" calcext:value-type="string">
            <text:p>diau_d</text:p>
          </table:table-cell>
          <table:table-cell table:style-name="ce16" office:value-type="string" calcext:value-type="string">
            <text:p>diau_e</text:p>
          </table:table-cell>
          <table:table-cell table:style-name="ce16" office:value-type="string" calcext:value-type="string">
            <text:p>diau_f</text:p>
          </table:table-cell>
          <table:table-cell table:style-name="ce16" office:value-type="string" calcext:value-type="string">
            <text:p>diau_g</text:p>
          </table:table-cell>
          <table:table-cell table:number-columns-repeated="944"/>
        </table:table-row>
        <table:table-row table:style-name="ro1">
          <table:table-cell table:style-name="ce16" office:value-type="string" calcext:value-type="string">
            <text:p>alpha_0</text:p>
          </table:table-cell>
          <table:table-cell table:style-name="ce19"/>
          <table:table-cell table:style-name="ce19" office:value-type="string" calcext:value-type="string">
            <text:p>1-1</text:p>
          </table:table-cell>
          <table:table-cell table:style-name="ce19" table:number-columns-repeated="77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7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14</text:p>
          </table:table-cell>
          <table:table-cell table:style-name="ce19" table:number-columns-repeated="3"/>
          <table:table-cell table:style-name="ce19" office:value-type="string" calcext:value-type="string">
            <text:p>1-1</text:p>
          </table:table-cell>
          <table:table-cell table:style-name="ce19" table:number-columns-repeated="75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21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28</text:p>
          </table:table-cell>
          <table:table-cell table:style-name="ce19" table:number-columns-repeated="5"/>
          <table:table-cell table:style-name="ce19" office:value-type="string" calcext:value-type="string">
            <text:p>1-1</text:p>
          </table:table-cell>
          <table:table-cell table:style-name="ce19" table:number-columns-repeated="73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35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42</text:p>
          </table:table-cell>
          <table:table-cell table:style-name="ce19" table:number-columns-repeated="7"/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0</text:p>
          </table:table-cell>
          <table:table-cell table:style-name="ce19" table:number-columns-repeated="70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49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56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63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70</text:p>
          </table:table-cell>
          <table:table-cell table:style-name="ce19" table:number-columns-repeated="11"/>
          <table:table-cell table:style-name="ce19" office:value-type="string" calcext:value-type="string">
            <text:p>0-1</text:p>
          </table:table-cell>
          <table:table-cell table:style-name="ce19" table:number-columns-repeated="67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77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84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91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98</text:p>
          </table:table-cell>
          <table:table-cell table:style-name="ce19" table:number-columns-repeated="15"/>
          <table:table-cell table:style-name="ce19" office:value-type="string" calcext:value-type="string">
            <text:p>0-1</text:p>
          </table:table-cell>
          <table:table-cell table:style-name="ce19" office:value-type="string" calcext:value-type="string">
            <text:p>1-0</text:p>
          </table:table-cell>
          <table:table-cell table:style-name="ce19" table:number-columns-repeated="62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105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112</text:p>
          </table:table-cell>
          <table:table-cell table:style-name="ce19" table:number-columns-repeated="17"/>
          <table:table-cell table:style-name="ce19" office:value-type="string" calcext:value-type="string">
            <text:p>0-1</text:p>
          </table:table-cell>
          <table:table-cell table:style-name="ce19" table:number-columns-repeated="61"/>
          <table:table-cell table:number-columns-repeated="944"/>
        </table:table-row>
        <table:table-row table:style-name="ro1">
          <table:table-cell table:style-name="ce16" office:value-type="string" calcext:value-type="string">
            <text:p>alpha_119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0</text:p>
          </table:table-cell>
          <table:table-cell table:style-name="ce19" table:number-columns-repeated="19"/>
          <table:table-cell table:number-columns-repeated="9" table:style-name="ce19" office:value-type="string" calcext:value-type="string">
            <text:p>0-1</text:p>
          </table:table-cell>
          <table:table-cell table:style-name="ce19"/>
          <table:table-cell table:number-columns-repeated="2" table:style-name="ce19" office:value-type="string" calcext:value-type="string">
            <text:p>0-1</text:p>
          </table:table-cell>
          <table:table-cell table:style-name="ce19" table:number-columns-repeated="29"/>
          <table:table-cell table:style-name="ce19" office:value-type="string" calcext:value-type="string">
            <text:p>0-1</text:p>
          </table:table-cell>
          <table:table-cell table:style-name="ce19" table:number-columns-repeated="5"/>
          <table:table-cell table:number-columns-repeated="2" table:style-name="ce19" office:value-type="string" calcext:value-type="string">
            <text:p>0-1</text:p>
          </table:table-cell>
          <table:table-cell table:style-name="ce19" table:number-columns-repeated="9"/>
          <table:table-cell table:number-columns-repeated="2" table:style-name="ce19" office:value-type="string" calcext:value-type="string">
            <text:p>0-1</text:p>
          </table:table-cell>
          <table:table-cell table:number-columns-repeated="944"/>
        </table:table-row>
        <table:table-row table:style-name="ro1">
          <table:table-cell table:style-name="ce16" office:value-type="string" calcext:value-type="string">
            <text:p>Elu_3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6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9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12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15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18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21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24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27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300</text:p>
          </table:table-cell>
          <table:table-cell table:style-name="ce19" table:number-columns-repeated="31"/>
          <table:table-cell table:style-name="ce19" office:value-type="string" calcext:value-type="string">
            <text:p>1-1</text:p>
          </table:table-cell>
          <table:table-cell table:style-name="ce19" table:number-columns-repeated="47"/>
          <table:table-cell table:number-columns-repeated="944"/>
        </table:table-row>
        <table:table-row table:style-name="ro1">
          <table:table-cell table:style-name="ce16" office:value-type="string" calcext:value-type="string">
            <text:p>Elu_33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36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Elu_39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10</text:p>
          </table:table-cell>
          <table:table-cell table:style-name="ce19" table:number-columns-repeated="33"/>
          <table:table-cell table:style-name="ce19" office:value-type="string" calcext:value-type="string">
            <text:p>1-1</text:p>
          </table:table-cell>
          <table:table-cell table:style-name="ce19" table:number-columns-repeated="45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3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50</text:p>
          </table:table-cell>
          <table:table-cell table:style-name="ce19" table:number-columns-repeated="35"/>
          <table:table-cell table:style-name="ce19" office:value-type="string" calcext:value-type="string">
            <text:p>1-0</text:p>
          </table:table-cell>
          <table:table-cell table:style-name="ce19" table:number-columns-repeated="43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70</text:p>
          </table:table-cell>
          <table:table-cell table:style-name="ce19" table:number-columns-repeated="41"/>
          <table:table-cell table:style-name="ce19" office:value-type="string" calcext:value-type="string">
            <text:p>0-1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0-1</text:p>
          </table:table-cell>
          <table:table-cell table:style-name="ce19" table:number-columns-repeated="32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90</text:p>
          </table:table-cell>
          <table:table-cell table:style-name="ce19" table:number-columns-repeated="37"/>
          <table:table-cell table:style-name="ce19" office:value-type="string" calcext:value-type="string">
            <text:p>1-1</text:p>
          </table:table-cell>
          <table:table-cell table:style-name="ce19" table:number-columns-repeated="41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11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130</text:p>
          </table:table-cell>
          <table:table-cell table:style-name="ce19" table:number-columns-repeated="39"/>
          <table:table-cell table:style-name="ce19" office:value-type="string" calcext:value-type="string">
            <text:p>1-1</text:p>
          </table:table-cell>
          <table:table-cell table:style-name="ce19" table:number-columns-repeated="3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15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17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19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210</text:p>
          </table:table-cell>
          <table:table-cell table:style-name="ce19" table:number-columns-repeated="43"/>
          <table:table-cell table:style-name="ce19" office:value-type="string" calcext:value-type="string">
            <text:p>1-1</text:p>
          </table:table-cell>
          <table:table-cell table:style-name="ce19" table:number-columns-repeated="3"/>
          <table:table-cell table:style-name="ce19" office:value-type="string" calcext:value-type="string">
            <text:p>1-1</text:p>
          </table:table-cell>
          <table:table-cell table:style-name="ce19" table:number-columns-repeated="24"/>
          <table:table-cell table:number-columns-repeated="5" table:style-name="ce19" office:value-type="string" calcext:value-type="string">
            <text:p>1-1</text:p>
          </table:table-cell>
          <table:table-cell table:style-name="ce19" table:number-columns-repeated="2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23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25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27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dc15_29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_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_2</text:p>
          </table:table-cell>
          <table:table-cell table:style-name="ce19" table:number-columns-repeated="49"/>
          <table:table-cell table:style-name="ce19" office:value-type="string" calcext:value-type="string">
            <text:p>1-0</text:p>
          </table:table-cell>
          <table:table-cell table:style-name="ce19" table:number-columns-repeated="29"/>
          <table:table-cell table:number-columns-repeated="944"/>
        </table:table-row>
        <table:table-row table:style-name="ro1">
          <table:table-cell table:style-name="ce16" office:value-type="string" calcext:value-type="string">
            <text:p>spo_5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_7</text:p>
          </table:table-cell>
          <table:table-cell table:style-name="ce19" table:number-columns-repeated="51"/>
          <table:table-cell table:style-name="ce19" office:value-type="string" calcext:value-type="string">
            <text:p>1-1</text:p>
          </table:table-cell>
          <table:table-cell table:style-name="ce19" table:number-columns-repeated="27"/>
          <table:table-cell table:number-columns-repeated="944"/>
        </table:table-row>
        <table:table-row table:style-name="ro1">
          <table:table-cell table:style-name="ce16" office:value-type="string" calcext:value-type="string">
            <text:p>spo_9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_11</text:p>
          </table:table-cell>
          <table:table-cell table:style-name="ce19" table:number-columns-repeated="53"/>
          <table:table-cell table:number-columns-repeated="2" table:style-name="ce19" office:value-type="string" calcext:value-type="string">
            <text:p>1-1</text:p>
          </table:table-cell>
          <table:table-cell table:style-name="ce19" table:number-columns-repeated="9"/>
          <table:table-cell table:number-columns-repeated="2" table:style-name="ce19" office:value-type="string" calcext:value-type="string">
            <text:p>1-1</text:p>
          </table:table-cell>
          <table:table-cell table:style-name="ce19" table:number-columns-repeated="13"/>
          <table:table-cell table:number-columns-repeated="944"/>
        </table:table-row>
        <table:table-row table:style-name="ro1">
          <table:table-cell table:style-name="ce16" office:value-type="string" calcext:value-type="string">
            <text:p>spo5_2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5_7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5_11</text:p>
          </table:table-cell>
          <table:table-cell table:style-name="ce19" table:number-columns-repeated="56"/>
          <table:table-cell table:style-name="ce19" office:value-type="string" calcext:value-type="string">
            <text:p>1-1</text:p>
          </table:table-cell>
          <table:table-cell table:style-name="ce19"/>
          <table:table-cell table:number-columns-repeated="2" table:style-name="ce19" office:value-type="string" calcext:value-type="string">
            <text:p>1-1</text:p>
          </table:table-cell>
          <table:table-cell table:style-name="ce19"/>
          <table:table-cell table:number-columns-repeated="2" table:style-name="ce19" office:value-type="string" calcext:value-type="string">
            <text:p>1-1</text:p>
          </table:table-cell>
          <table:table-cell table:style-name="ce19" table:number-columns-repeated="16"/>
          <table:table-cell table:number-columns-repeated="944"/>
        </table:table-row>
        <table:table-row table:style-name="ro1">
          <table:table-cell table:style-name="ce16" office:value-type="string" calcext:value-type="string">
            <text:p>spo-_early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spo-_mid</text:p>
          </table:table-cell>
          <table:table-cell table:style-name="ce19" table:number-columns-repeated="20"/>
          <table:table-cell table:number-columns-repeated="8" table:style-name="ce19" office:value-type="string" calcext:value-type="string">
            <text:p>1-0</text:p>
          </table:table-cell>
          <table:table-cell table:style-name="ce19"/>
          <table:table-cell table:number-columns-repeated="2" table:style-name="ce19" office:value-type="string" calcext:value-type="string">
            <text:p>1-0</text:p>
          </table:table-cell>
          <table:table-cell table:style-name="ce19" table:number-columns-repeated="29"/>
          <table:table-cell table:style-name="ce19" office:value-type="string" calcext:value-type="string">
            <text:p>1-0</text:p>
          </table:table-cell>
          <table:table-cell table:style-name="ce19" table:number-columns-repeated="2"/>
          <table:table-cell table:style-name="ce19" office:value-type="string" calcext:value-type="string">
            <text:p>1-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-0</text:p>
          </table:table-cell>
          <table:table-cell table:style-name="ce19" table:number-columns-repeated="9"/>
          <table:table-cell table:number-columns-repeated="2" table:style-name="ce19" office:value-type="string" calcext:value-type="string">
            <text:p>1-0</text:p>
          </table:table-cell>
          <table:table-cell table:number-columns-repeated="944"/>
        </table:table-row>
        <table:table-row table:style-name="ro1">
          <table:table-cell table:style-name="ce16" office:value-type="string" calcext:value-type="string">
            <text:p>heat_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heat_1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heat_2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heat_4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heat_8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heat_16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tt_15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tt_3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tt_6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tt_12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old_0</text:p>
          </table:table-cell>
          <table:table-cell table:style-name="ce19" table:number-columns-repeated="12"/>
          <table:table-cell table:number-columns-repeated="2" table:style-name="ce19" office:value-type="string" calcext:value-type="string">
            <text:p>1-0</text:p>
          </table:table-cell>
          <table:table-cell table:style-name="ce19"/>
          <table:table-cell table:style-name="ce19" office:value-type="string" calcext:value-type="string">
            <text:p>1-0</text:p>
          </table:table-cell>
          <table:table-cell table:style-name="ce19"/>
          <table:table-cell table:style-name="ce19" office:value-type="string" calcext:value-type="string">
            <text:p>1-0</text:p>
          </table:table-cell>
          <table:table-cell table:style-name="ce19" table:number-columns-repeated="51"/>
          <table:table-cell table:number-columns-repeated="2" table:style-name="ce19" office:value-type="string" calcext:value-type="string">
            <text:p>1-1</text:p>
          </table:table-cell>
          <table:table-cell table:style-name="ce19" table:number-columns-repeated="8"/>
          <table:table-cell table:number-columns-repeated="944"/>
        </table:table-row>
        <table:table-row table:style-name="ro1">
          <table:table-cell table:style-name="ce16" office:value-type="string" calcext:value-type="string">
            <text:p>cold_2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old_4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cold_160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a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b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c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d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e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f</text:p>
          </table:table-cell>
          <table:table-cell table:style-name="ce19" table:number-columns-repeated="79"/>
          <table:table-cell table:number-columns-repeated="944"/>
        </table:table-row>
        <table:table-row table:style-name="ro1">
          <table:table-cell table:style-name="ce16" office:value-type="string" calcext:value-type="string">
            <text:p>diau_g</text:p>
          </table:table-cell>
          <table:table-cell table:style-name="ce19" table:number-columns-repeated="79"/>
          <table:table-cell table:number-columns-repeated="944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1-1</text:p>
          </table:table-cell>
          <table:table-cell table:style-name="ce18" office:value-type="float" office:value="28" calcext:value-type="float">
            <text:p>28</text:p>
          </table:table-cell>
          <table:table-cell table:style-name="ce20" office:value-type="string" calcext:value-type="string">
            <text:p>R</text:p>
          </table:table-cell>
          <table:table-cell table:style-name="ce21" office:value-type="string" calcext:value-type="string">
            <text:p>JACC_IN</text:p>
          </table:table-cell>
          <table:table-cell table:style-name="ce21" office:value-type="float" office:value="0.378378" calcext:value-type="float">
            <text:p>0.378378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ART1</text:p>
          </table:table-cell>
          <table:table-cell table:style-name="ce18" office:value-type="float" office:value="23" calcext:value-type="float">
            <text:p>23</text:p>
          </table:table-cell>
          <table:table-cell table:style-name="ce20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ART2</text:p>
          </table:table-cell>
          <table:table-cell table:style-name="ce18" office:value-type="float" office:value="23" calcext:value-type="float">
            <text:p>23</text:p>
          </table:table-cell>
          <table:table-cell table:style-name="ce20" office:value-type="string" calcext:value-type="string">
            <text:p>V</text:p>
          </table:table-cell>
          <table:table-cell table:number-columns-repeated="1021"/>
        </table:table-row>
        <table:table-row table:style-name="ro4" table:number-rows-repeated="104849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2:37:57.347632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02:12:15.974918494</meta:creation-date>
    <dc:date>2015-07-15T12:37:04.944341465</dc:date>
    <meta:editing-duration>PT1H22M46S</meta:editing-duration>
    <meta:editing-cycles>13</meta:editing-cycles>
    <meta:generator>LibreOffice/4.2.8.2$Linux_X86_64 LibreOffice_project/420m0$Build-2</meta:generator>
    <meta:document-statistic meta:table-count="2" meta:cell-count="657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16cm" svg:height="19.853cm" xlink:href="." xlink:type="simple" chart:class="chart:bar" chart:style-name="ch1">
        <chart:title svg:x="13.215cm" svg:y="0.533cm" chart:style-name="ch2">
          <text:p>MEDIA ARITMÉTICA ÍNDICE DE JACCARD  ENTRE PARTICIONES</text:p>
        </chart:title>
        <chart:plot-area chart:style-name="ch3" chart:data-source-has-labels="both" svg:x="0.802cm" svg:y="1.735cm" svg:width="38.512cm" svg:height="17.721cm">
          <chartooo:coordinate-region svg:x="1.529cm" svg:y="1.934cm" svg:width="37.785cm" svg:height="16.875cm"/>
          <chart:axis chart:dimension="x" chart:name="primary-x" chart:style-name="ch4" chartooo:axis-type="text">
            <chart:categories table:cell-range-address="local-table.$A$2:.$A$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8" chart:label-cell-address="local-table.$B$1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3213">
                <text:p>0.37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7808">
                <text:p>0.107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321">
                <text:p>0.101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8926">
                <text:p>0.338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667">
                <text:p>0.145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133">
                <text:p>0.17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0502">
                <text:p>0.170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7">
                <text:p>0.3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4752">
                <text:p>0.474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1542">
                <text:p>0.291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745">
                <text:p>0.68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0784">
                <text:p>0.310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9515">
                <text:p>0.299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